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Standard_32_2" style:data-style-name="N0">
      <style:table-cell-properties style:vertical-align="automatic" fo:background-color="transparent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Standard_32_2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Standard_32_2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5" style:family="table-cell" style:parent-style-name="Standard_32_2" style:data-style-name="N0">
      <style:table-cell-properties fo:border-top="none" fo:border-bottom="none" fo:border-left="thin solid #000000" fo:border-right="thin solid #000000" style:vertical-align="middle" fo:background-color="transparent"/>
      <style:text-properties style:font-name="Arial" style:font-name-asian="Arial" style:font-name-complex="Arial" fo:font-size="8pt" style:font-size-asian="8pt" style:font-size-complex="8pt"/>
    </style:style>
    <style:style style:name="ce6" style:family="table-cell" style:parent-style-name="Standard_32_2" style:data-style-name="N2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.706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Standard_32_2" style:data-style-name="N2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end" fo:margin-right="0.706cm"/>
      <style:text-properties style:font-name="Arial" style:font-name-asian="Arial" style:font-name-complex="Arial" fo:font-size="8pt" style:font-size-asian="8pt" style:font-size-complex="8pt"/>
    </style:style>
    <style:style style:name="ce8" style:family="table-cell" style:parent-style-name="Default" style:data-style-name="N2">
      <style:table-cell-properties style:vertical-align="middle" fo:wrap-option="wrap" style:repeat-content="false"/>
      <style:paragraph-properties fo:text-align="end" fo:margin-right="0cm"/>
      <style:text-properties style:font-name="Arial" style:font-name-asian="Arial" style:font-name-complex="Arial" fo:font-size="8pt" style:font-size-asian="8pt" style:font-size-complex="8pt"/>
    </style:style>
    <style:style style:name="ce9" style:family="table-cell" style:parent-style-name="Standard_32_2" style:data-style-name="N2">
      <style:table-cell-properties style:vertical-align="automatic" fo:background-color="transparent"/>
      <style:text-properties style:font-name="Arial" style:font-name-asian="Arial" style:font-name-complex="Arial" fo:font-size="8pt" style:font-size-asian="8pt" style:font-size-complex="8pt"/>
    </style:style>
    <style:style style:name="ce10" style:family="table-cell" style:parent-style-name="Standard_32_2" style:data-style-name="N0">
      <style:table-cell-properties fo:border-top="none" fo:border-bottom="thin solid #000000" fo:border-left="thin solid #000000" fo:border-right="thin solid #000000" style:vertical-align="middle" fo:background-color="transparent"/>
      <style:text-properties style:font-name="Arial" style:font-name-asian="Arial" style:font-name-complex="Arial" fo:font-size="8pt" style:font-size-asian="8pt" style:font-size-complex="8pt"/>
    </style:style>
    <style:style style:name="ce11" style:family="table-cell" style:parent-style-name="Standard_32_2" style:data-style-name="N2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.706cm"/>
      <style:text-properties style:font-name="Arial" style:font-name-asian="Arial" style:font-name-complex="Arial" fo:font-size="8pt" style:font-size-asian="8pt" style:font-size-complex="8pt"/>
    </style:style>
    <style:style style:name="ce12" style:family="table-cell" style:parent-style-name="Standard_32_2" style:data-style-name="N0">
      <style:table-cell-properties fo:border="thin solid #000000" style:vertical-align="middle" fo:background-color="transparent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Standard_32_2" style:data-style-name="N2">
      <style:table-cell-properties fo:border="thin solid #000000" style:vertical-align="middle" fo:background-color="transparent" style:repeat-content="false"/>
      <style:paragraph-properties fo:text-align="end" fo:margin-right="0.706cm"/>
      <style:text-properties style:font-name="Arial" style:font-name-asian="Arial" style:font-name-complex="Arial" fo:font-size="8pt" style:font-size-asian="8pt" style:font-size-complex="8pt"/>
    </style:style>
    <style:style style:name="ce14" style:family="table-cell" style:parent-style-name="Standard_32_2" style:data-style-name="N0">
      <style:table-cell-properties fo:border-top="thin solid #000000" fo:border-bottom="none" fo:border-left="thin solid #000000" fo:border-right="thin solid #000000" style:vertical-align="middle" fo:background-color="transparent"/>
      <style:text-properties style:font-name="Arial" style:font-name-asian="Arial" style:font-name-complex="Arial" fo:font-size="8pt" style:font-size-asian="8pt" style:font-size-complex="8pt"/>
    </style:style>
    <style:style style:name="ce15" style:family="table-cell" style:parent-style-name="Default" style:data-style-name="N0">
      <style:table-cell-properties style:vertical-align="middle" fo:wrap-option="wrap"/>
      <style:text-properties style:font-name="Arial" style:font-name-asian="Arial" style:font-name-complex="Arial" fo:font-size="8pt" style:font-size-asian="8pt" style:font-size-complex="8pt"/>
    </style:style>
    <style:style style:name="ce16" style:family="table-cell" style:parent-style-name="Default" style:data-style-name="N2">
      <style:table-cell-properties style:vertical-align="middle" fo:wrap-option="wrap"/>
      <style:text-properties style:font-name="Arial" style:font-name-asian="Arial" style:font-name-complex="Arial" fo:font-size="8pt" style:font-size-asian="8pt" style:font-size-complex="8pt"/>
    </style:style>
    <style:style style:name="ce17" style:family="table-cell" style:parent-style-name="Standard_32_2" style:data-style-name="N38">
      <style:table-cell-properties style:vertical-align="automatic" fo:background-color="transparent"/>
      <style:text-properties style:font-name="Arial" style:font-name-asian="Arial" style:font-name-complex="Arial" fo:font-size="8pt" style:font-size-asian="8pt" style:font-size-complex="8pt"/>
    </style:style>
    <style:style style:name="ce18" style:family="table-cell" style:parent-style-name="Standard_32_2" style:data-style-name="N36">
      <style:table-cell-properties style:vertical-align="automatic" fo:background-color="transparent"/>
      <style:text-properties style:font-name="Arial" style:font-name-asian="Arial" style:font-name-complex="Arial" fo:font-size="8pt" style:font-size-asian="8pt" style:font-size-complex="8pt"/>
    </style:style>
    <style:style style:name="ce19" style:family="table-cell" style:parent-style-name="Standard_32_2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Standard_32_2" style:data-style-name="N0">
      <style:table-cell-properties fo:border-top="thin solid #000000" fo:border-bottom="none" fo:border-left="none" fo:border-right="none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/>
    </style:style>
    <style:style style:name="ce21" style:family="table-cell" style:parent-style-name="Default" style:data-style-name="N38">
      <style:table-cell-properties style:vertical-align="middle" fo:wrap-option="wrap" style:repeat-content="false"/>
      <style:paragraph-properties fo:text-align="end" fo:margin-right="0cm"/>
      <style:text-properties style:font-name="Arial" style:font-name-asian="Arial" style:font-name-complex="Arial" fo:font-size="8pt" style:font-size-asian="8pt" style:font-size-complex="8pt"/>
    </style:style>
    <style:style style:name="ce22" style:family="table-cell" style:parent-style-name="Default" style:data-style-name="N2"/>
    <style:style style:name="ce23" style:family="table-cell" style:parent-style-name="Default" style:data-style-name="N36">
      <style:table-cell-properties style:vertical-align="middle" fo:wrap-option="wrap" style:repeat-content="false"/>
      <style:paragraph-properties fo:text-align="end" fo:margin-right="0cm"/>
      <style:text-properties style:font-name="Arial" style:font-name-asian="Arial" style:font-name-complex="Arial" fo:font-size="8pt" style:font-size-asian="8pt" style:font-size-complex="8pt"/>
    </style:style>
    <style:style style:name="ce24" style:family="table-cell" style:parent-style-name="Standard_32_3" style:data-style-name="N0">
      <style:table-cell-properties style:vertical-align="automatic" fo:background-color="transparent"/>
      <style:text-properties style:font-name="Arial" style:font-name-asian="Arial" style:font-name-complex="Arial" fo:font-weight="bold" style:font-weight-asian="bold" style:font-weight-complex="bold"/>
    </style:style>
    <style:style style:name="ce25" style:family="table-cell" style:parent-style-name="Standard_32_3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ce26" style:family="table-cell" style:parent-style-name="Standard_32_3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7" style:family="table-cell" style:parent-style-name="Standard_32_3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8" style:family="table-cell" style:parent-style-name="Standard_32_3" style:data-style-name="N37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/>
    </style:style>
    <style:style style:name="ce29" style:family="table-cell" style:parent-style-name="Standard_32_3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/>
    </style:style>
    <style:style style:name="ce30" style:family="table-cell" style:parent-style-name="Standard_32_3" style:data-style-name="N0">
      <style:table-cell-properties fo:border-top="thin solid #000000" fo:border-bottom="thin solid #000000" fo:border-left="none" fo:border-right="thin solid #000000" style:vertical-align="top" fo:wrap-option="wrap" fo:background-color="transparent"/>
      <style:text-properties style:font-name="Arial" style:font-name-asian="Arial" style:font-name-complex="Arial" fo:font-size="8pt" style:font-size-asian="8pt" style:font-size-complex="8pt"/>
    </style:style>
    <style:style style:name="ce31" style:family="table-cell" style:parent-style-name="Standard_32_3" style:data-style-name="N0">
      <style:table-cell-properties style:vertical-align="top" fo:wrap-option="wrap" fo:background-color="transparent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2" style:family="table-cell" style:parent-style-name="Standard_32_3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o1" style:family="table-column">
      <style:table-column-properties fo:break-before="auto" style:column-width="4.206875cm"/>
    </style:style>
    <style:style style:name="co2" style:family="table-column">
      <style:table-column-properties fo:break-before="auto" style:column-width="2.38125cm"/>
    </style:style>
    <style:style style:name="co3" style:family="table-column">
      <style:table-column-properties fo:break-before="auto" style:column-width="1.48166666666667cm"/>
    </style:style>
    <style:style style:name="co4" style:family="table-column">
      <style:table-column-properties fo:break-before="auto" style:column-width="1.666875cm"/>
    </style:style>
    <style:style style:name="co5" style:family="table-column">
      <style:table-column-properties fo:break-before="auto" style:column-width="3.70416666666667cm"/>
    </style:style>
    <style:style style:name="co6" style:family="table-column">
      <style:table-column-properties fo:break-before="auto" style:column-width="2.54cm"/>
    </style:style>
    <style:style style:name="co7" style:family="table-column">
      <style:table-column-properties fo:break-before="auto" style:column-width="3.83645833333333cm"/>
    </style:style>
    <style:style style:name="co8" style:family="table-column">
      <style:table-column-properties fo:break-before="auto" style:column-width="2.11666666666667cm"/>
    </style:style>
    <style:style style:name="co9" style:family="table-column">
      <style:table-column-properties fo:break-before="auto" style:column-width="5.84729166666667cm"/>
    </style:style>
    <style:style style:name="ro1" style:family="table-row">
      <style:table-row-properties style:row-height="21.95pt" style:use-optimal-row-height="false" fo:break-before="auto"/>
    </style:style>
    <style:style style:name="ro2" style:family="table-row">
      <style:table-row-properties style:row-height="34.5pt" style:use-optimal-row-height="fals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7.1pt" style:use-optimal-row-height="false" fo:break-before="auto"/>
    </style:style>
    <style:style style:name="ro5" style:family="table-row">
      <style:table-row-properties style:row-height="27.2pt" style:use-optimal-row-height="false" fo:break-before="auto"/>
    </style:style>
    <style:style style:name="ro6" style:family="table-row">
      <style:table-row-properties style:row-height="11.25pt" style:use-optimal-row-height="true" fo:break-before="auto"/>
    </style:style>
    <style:style style:name="ro7" style:family="table-row">
      <style:table-row-properties style:row-height="35.1pt" style:use-optimal-row-height="false" fo:break-before="auto"/>
    </style:style>
    <style:style style:name="ro8" style:family="table-row">
      <style:table-row-properties style:row-height="15pt" style:use-optimal-row-height="true" fo:break-before="auto"/>
    </style:style>
    <style:style style:name="ro9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äuserpreisindex_(Basis_2010)" table:style-name="ta1">
        <table:table-column table:style-name="co1" table:default-cell-style-name="ce2"/>
        <table:table-column table:style-name="co2" table:number-columns-repeated="5" table:default-cell-style-name="ce2"/>
        <table:table-column table:style-name="co3" table:number-columns-repeated="16378" table:default-cell-style-name="ce2"/>
        <table:table-row table:style-name="ro1">
          <table:table-cell office:value-type="string" table:number-columns-spanned="6" table:number-rows-spanned="1" table:style-name="ce19">
            <text:p>Häuserpreisindex (Basis 2010)</text:p>
          </table:table-cell>
          <table:covered-table-cell table:number-columns-repeated="5"/>
          <table:table-cell table:number-columns-repeated="16378" table:style-name="ce2"/>
        </table:table-row>
        <table:table-row table:style-name="ro2">
          <table:table-cell table:style-name="ce3"/>
          <table:table-cell office:value-type="string" table:style-name="ce4">
            <text:p>Gesamtindex HPI</text:p>
          </table:table-cell>
          <table:table-cell office:value-type="string" table:style-name="ce4">
            <text:p>Neuer Wohnraum</text:p>
          </table:table-cell>
          <table:table-cell office:value-type="string" table:style-name="ce4">
            <text:p>Bestehender Wohnraum</text:p>
          </table:table-cell>
          <table:table-cell office:value-type="string" table:style-name="ce4">
            <text:p>Bestehende Häuser</text:p>
          </table:table-cell>
          <table:table-cell office:value-type="string" table:style-name="ce4">
            <text:p>Bestehende Wohnungen</text:p>
          </table:table-cell>
          <table:table-cell table:number-columns-repeated="16378" table:style-name="ce2"/>
        </table:table-row>
        <table:table-row table:style-name="ro3">
          <table:table-cell office:value-type="string" table:style-name="ce4">
            <text:p>Quartal</text:p>
          </table:table-cell>
          <table:table-cell office:value-type="string" table:style-name="ce4">
            <text:p>H1</text:p>
          </table:table-cell>
          <table:table-cell office:value-type="string" table:style-name="ce4">
            <text:p>H11</text:p>
          </table:table-cell>
          <table:table-cell office:value-type="string" table:style-name="ce4">
            <text:p>H12</text:p>
          </table:table-cell>
          <table:table-cell office:value-type="string" table:style-name="ce4">
            <text:p>H12A</text:p>
          </table:table-cell>
          <table:table-cell office:value-type="string" table:style-name="ce4">
            <text:p>H12B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5">
            <text:p>2010 Q1</text:p>
          </table:table-cell>
          <table:table-cell office:value-type="float" office:value="96.43" table:style-name="ce6">
            <text:p>96,43</text:p>
          </table:table-cell>
          <table:table-cell office:value-type="float" office:value="97.52" table:style-name="ce6">
            <text:p>97,52</text:p>
          </table:table-cell>
          <table:table-cell office:value-type="float" office:value="96.18" table:style-name="ce6">
            <text:p>96,18</text:p>
          </table:table-cell>
          <table:table-cell office:value-type="float" office:value="96.72" table:style-name="ce6">
            <text:p>96,72</text:p>
          </table:table-cell>
          <table:table-cell office:value-type="float" office:value="95.92" table:style-name="ce7">
            <text:p>95,92</text:p>
          </table:table-cell>
          <table:table-cell table:number-columns-repeated="5" table:style-name="ce8"/>
          <table:table-cell table:number-columns-repeated="8" table:style-name="ce9"/>
          <table:table-cell table:number-columns-repeated="16365"/>
        </table:table-row>
        <table:table-row table:style-name="ro4">
          <table:table-cell office:value-type="string" table:style-name="ce5">
            <text:p>2010 Q2</text:p>
          </table:table-cell>
          <table:table-cell office:value-type="float" office:value="99.66" table:style-name="ce6">
            <text:p>99,66</text:p>
          </table:table-cell>
          <table:table-cell office:value-type="float" office:value="102.13" table:style-name="ce6">
            <text:p>102,13</text:p>
          </table:table-cell>
          <table:table-cell office:value-type="float" office:value="99.11" table:style-name="ce6">
            <text:p>99,11</text:p>
          </table:table-cell>
          <table:table-cell office:value-type="float" office:value="100.49" table:style-name="ce6">
            <text:p>100,49</text:p>
          </table:table-cell>
          <table:table-cell office:value-type="float" office:value="98.44" table:style-name="ce6">
            <text:p>98,44</text:p>
          </table:table-cell>
          <table:table-cell table:number-columns-repeated="5" table:style-name="ce8"/>
          <table:table-cell table:number-columns-repeated="5" table:style-name="ce9"/>
          <table:table-cell table:number-columns-repeated="16368" table:style-name="ce2"/>
        </table:table-row>
        <table:table-row table:style-name="ro4">
          <table:table-cell office:value-type="string" table:style-name="ce5">
            <text:p>2010 Q3</text:p>
          </table:table-cell>
          <table:table-cell office:value-type="float" office:value="101.77" table:style-name="ce6">
            <text:p>101,77</text:p>
          </table:table-cell>
          <table:table-cell office:value-type="float" office:value="99.04" table:style-name="ce6">
            <text:p>99,04</text:p>
          </table:table-cell>
          <table:table-cell office:value-type="float" office:value="102.38" table:style-name="ce6">
            <text:p>102,38</text:p>
          </table:table-cell>
          <table:table-cell office:value-type="float" office:value="101.1" table:style-name="ce6">
            <text:p>101,10</text:p>
          </table:table-cell>
          <table:table-cell office:value-type="float" office:value="103" table:style-name="ce6">
            <text:p>103,00</text:p>
          </table:table-cell>
          <table:table-cell table:number-columns-repeated="5" table:style-name="ce8"/>
          <table:table-cell table:number-columns-repeated="5" table:style-name="ce9"/>
          <table:table-cell table:number-columns-repeated="16368" table:style-name="ce2"/>
        </table:table-row>
        <table:table-row table:style-name="ro4">
          <table:table-cell office:value-type="string" table:style-name="ce10">
            <text:p>2010 Q4</text:p>
          </table:table-cell>
          <table:table-cell office:value-type="float" office:value="102.14" table:style-name="ce11">
            <text:p>102,14</text:p>
          </table:table-cell>
          <table:table-cell office:value-type="float" office:value="101.31" table:style-name="ce11">
            <text:p>101,31</text:p>
          </table:table-cell>
          <table:table-cell office:value-type="float" office:value="102.32" table:style-name="ce11">
            <text:p>102,32</text:p>
          </table:table-cell>
          <table:table-cell office:value-type="float" office:value="101.68" table:style-name="ce11">
            <text:p>101,68</text:p>
          </table:table-cell>
          <table:table-cell office:value-type="float" office:value="102.64" table:style-name="ce11">
            <text:p>102,64</text:p>
          </table:table-cell>
          <table:table-cell table:number-columns-repeated="5" table:style-name="ce8"/>
          <table:table-cell table:number-columns-repeated="5" table:style-name="ce9"/>
          <table:table-cell table:number-columns-repeated="16368" table:style-name="ce2"/>
        </table:table-row>
        <table:table-row table:style-name="ro4">
          <table:table-cell office:value-type="string" table:style-name="ce12">
            <text:p>Jahresdurchschnitt 2010</text:p>
          </table:table-cell>
          <table:table-cell office:value-type="float" office:value="100" table:style-name="ce13">
            <text:p>100,00</text:p>
          </table:table-cell>
          <table:table-cell office:value-type="float" office:value="100" table:style-name="ce13">
            <text:p>100,00</text:p>
          </table:table-cell>
          <table:table-cell office:value-type="float" office:value="100" table:style-name="ce13">
            <text:p>100,00</text:p>
          </table:table-cell>
          <table:table-cell office:value-type="float" office:value="100" table:style-name="ce13">
            <text:p>100,00</text:p>
          </table:table-cell>
          <table:table-cell office:value-type="float" office:value="100" table:style-name="ce13">
            <text:p>100,00</text:p>
          </table:table-cell>
          <table:table-cell table:number-columns-repeated="5" table:style-name="ce8"/>
          <table:table-cell table:number-columns-repeated="5" table:style-name="ce9"/>
          <table:table-cell table:number-columns-repeated="16368" table:style-name="ce2"/>
        </table:table-row>
        <table:table-row table:style-name="ro4">
          <table:table-cell office:value-type="string" table:style-name="ce14">
            <text:p>2011 Q1</text:p>
          </table:table-cell>
          <table:table-cell office:value-type="float" office:value="102.88" table:style-name="ce7">
            <text:p>102,88</text:p>
          </table:table-cell>
          <table:table-cell office:value-type="float" office:value="103.79" table:style-name="ce7">
            <text:p>103,79</text:p>
          </table:table-cell>
          <table:table-cell office:value-type="float" office:value="102.67" table:style-name="ce7">
            <text:p>102,67</text:p>
          </table:table-cell>
          <table:table-cell office:value-type="float" office:value="103.52" table:style-name="ce7">
            <text:p>103,52</text:p>
          </table:table-cell>
          <table:table-cell office:value-type="float" office:value="102.25" table:style-name="ce7">
            <text:p>102,25</text:p>
          </table:table-cell>
          <table:table-cell table:number-columns-repeated="5" table:style-name="ce8"/>
          <table:table-cell table:number-columns-repeated="5" table:style-name="ce9"/>
          <table:table-cell table:number-columns-repeated="16368" table:style-name="ce2"/>
        </table:table-row>
        <table:table-row table:style-name="ro4">
          <table:table-cell office:value-type="string" table:style-name="ce5">
            <text:p>2011 Q2</text:p>
          </table:table-cell>
          <table:table-cell office:value-type="float" office:value="105.53" table:style-name="ce6">
            <text:p>105,53</text:p>
          </table:table-cell>
          <table:table-cell office:value-type="float" office:value="104.85" table:style-name="ce6">
            <text:p>104,85</text:p>
          </table:table-cell>
          <table:table-cell office:value-type="float" office:value="105.68" table:style-name="ce6">
            <text:p>105,68</text:p>
          </table:table-cell>
          <table:table-cell office:value-type="float" office:value="104.74" table:style-name="ce6">
            <text:p>104,74</text:p>
          </table:table-cell>
          <table:table-cell office:value-type="float" office:value="106.15" table:style-name="ce6">
            <text:p>106,15</text:p>
          </table:table-cell>
          <table:table-cell table:number-columns-repeated="5" table:style-name="ce8"/>
          <table:table-cell table:number-columns-repeated="5" table:style-name="ce9"/>
          <table:table-cell table:number-columns-repeated="16368" table:style-name="ce2"/>
        </table:table-row>
        <table:table-row table:style-name="ro4">
          <table:table-cell office:value-type="string" table:style-name="ce5">
            <text:p>2011 Q3</text:p>
          </table:table-cell>
          <table:table-cell office:value-type="float" office:value="107.86" table:style-name="ce6">
            <text:p>107,86</text:p>
          </table:table-cell>
          <table:table-cell office:value-type="float" office:value="107.07" table:style-name="ce6">
            <text:p>107,07</text:p>
          </table:table-cell>
          <table:table-cell office:value-type="float" office:value="108.03" table:style-name="ce6">
            <text:p>108,03</text:p>
          </table:table-cell>
          <table:table-cell office:value-type="float" office:value="105.93" table:style-name="ce6">
            <text:p>105,93</text:p>
          </table:table-cell>
          <table:table-cell office:value-type="float" office:value="109.06" table:style-name="ce6">
            <text:p>109,06</text:p>
          </table:table-cell>
          <table:table-cell table:number-columns-repeated="5" table:style-name="ce8"/>
          <table:table-cell table:number-columns-repeated="5" table:style-name="ce9"/>
          <table:table-cell table:number-columns-repeated="16368" table:style-name="ce2"/>
        </table:table-row>
        <table:table-row table:style-name="ro4">
          <table:table-cell office:value-type="string" table:style-name="ce10">
            <text:p>2011 Q4</text:p>
          </table:table-cell>
          <table:table-cell office:value-type="float" office:value="108.72" table:style-name="ce11">
            <text:p>108,72</text:p>
          </table:table-cell>
          <table:table-cell office:value-type="float" office:value="108.39" table:style-name="ce11">
            <text:p>108,39</text:p>
          </table:table-cell>
          <table:table-cell office:value-type="float" office:value="108.8" table:style-name="ce11">
            <text:p>108,80</text:p>
          </table:table-cell>
          <table:table-cell office:value-type="float" office:value="102.95" table:style-name="ce11">
            <text:p>102,95</text:p>
          </table:table-cell>
          <table:table-cell office:value-type="float" office:value="111.67" table:style-name="ce11">
            <text:p>111,67</text:p>
          </table:table-cell>
          <table:table-cell table:number-columns-repeated="5" table:style-name="ce8"/>
          <table:table-cell table:number-columns-repeated="5" table:style-name="ce9"/>
          <table:table-cell table:number-columns-repeated="16368" table:style-name="ce2"/>
        </table:table-row>
        <table:table-row table:style-name="ro4">
          <table:table-cell office:value-type="string" table:style-name="ce12">
            <text:p>Jahresdurchschnitt 2011</text:p>
          </table:table-cell>
          <table:table-cell office:value-type="float" office:value="106.25" table:style-name="ce13">
            <text:p>106,25</text:p>
          </table:table-cell>
          <table:table-cell office:value-type="float" office:value="106.03" table:style-name="ce13">
            <text:p>106,03</text:p>
          </table:table-cell>
          <table:table-cell office:value-type="float" office:value="106.3" table:style-name="ce13">
            <text:p>106,30</text:p>
          </table:table-cell>
          <table:table-cell office:value-type="float" office:value="104.29" table:style-name="ce13">
            <text:p>104,29</text:p>
          </table:table-cell>
          <table:table-cell office:value-type="float" office:value="107.28" table:style-name="ce13">
            <text:p>107,28</text:p>
          </table:table-cell>
          <table:table-cell table:number-columns-repeated="5" table:style-name="ce8"/>
          <table:table-cell table:number-columns-repeated="5" table:style-name="ce9"/>
          <table:table-cell table:number-columns-repeated="16368" table:style-name="ce2"/>
        </table:table-row>
        <table:table-row table:style-name="ro4">
          <table:table-cell office:value-type="string" table:style-name="ce14">
            <text:p>2012 Q1</text:p>
          </table:table-cell>
          <table:table-cell office:value-type="float" office:value="111.33" table:style-name="ce7">
            <text:p>111,33</text:p>
          </table:table-cell>
          <table:table-cell office:value-type="float" office:value="111.12" table:style-name="ce7">
            <text:p>111,12</text:p>
          </table:table-cell>
          <table:table-cell office:value-type="float" office:value="111.38" table:style-name="ce7">
            <text:p>111,38</text:p>
          </table:table-cell>
          <table:table-cell office:value-type="float" office:value="108.87" table:style-name="ce7">
            <text:p>108,87</text:p>
          </table:table-cell>
          <table:table-cell office:value-type="float" office:value="112.37" table:style-name="ce7">
            <text:p>112,37</text:p>
          </table:table-cell>
          <table:table-cell table:number-columns-repeated="5" table:style-name="ce8"/>
          <table:table-cell table:number-columns-repeated="5" table:style-name="ce9"/>
          <table:table-cell table:number-columns-repeated="16368" table:style-name="ce2"/>
        </table:table-row>
        <table:table-row table:style-name="ro4">
          <table:table-cell office:value-type="string" table:style-name="ce5">
            <text:p>2012 Q2</text:p>
          </table:table-cell>
          <table:table-cell office:value-type="float" office:value="112.96" table:style-name="ce6">
            <text:p>112,96</text:p>
          </table:table-cell>
          <table:table-cell office:value-type="float" office:value="113.05" table:style-name="ce6">
            <text:p>113,05</text:p>
          </table:table-cell>
          <table:table-cell office:value-type="float" office:value="112.95" table:style-name="ce6">
            <text:p>112,95</text:p>
          </table:table-cell>
          <table:table-cell office:value-type="float" office:value="107.04" table:style-name="ce6">
            <text:p>107,04</text:p>
          </table:table-cell>
          <table:table-cell office:value-type="float" office:value="115.84" table:style-name="ce6">
            <text:p>115,84</text:p>
          </table:table-cell>
          <table:table-cell table:number-columns-repeated="5" table:style-name="ce8"/>
          <table:table-cell table:number-columns-repeated="5" table:style-name="ce9"/>
          <table:table-cell table:number-columns-repeated="16368" table:style-name="ce2"/>
        </table:table-row>
        <table:table-row table:style-name="ro4">
          <table:table-cell office:value-type="string" table:style-name="ce5">
            <text:p>2012 Q3</text:p>
          </table:table-cell>
          <table:table-cell office:value-type="float" office:value="116.07" table:style-name="ce6">
            <text:p>116,07</text:p>
          </table:table-cell>
          <table:table-cell office:value-type="float" office:value="114.16" table:style-name="ce6">
            <text:p>114,16</text:p>
          </table:table-cell>
          <table:table-cell office:value-type="float" office:value="116.48" table:style-name="ce6">
            <text:p>116,48</text:p>
          </table:table-cell>
          <table:table-cell office:value-type="float" office:value="110.21" table:style-name="ce6">
            <text:p>110,21</text:p>
          </table:table-cell>
          <table:table-cell office:value-type="float" office:value="119.56" table:style-name="ce6">
            <text:p>119,56</text:p>
          </table:table-cell>
          <table:table-cell table:number-columns-repeated="5" table:style-name="ce8"/>
          <table:table-cell table:number-columns-repeated="5" table:style-name="ce9"/>
          <table:table-cell table:number-columns-repeated="16368" table:style-name="ce2"/>
        </table:table-row>
        <table:table-row table:style-name="ro4">
          <table:table-cell office:value-type="string" table:style-name="ce10">
            <text:p>2012 Q4</text:p>
          </table:table-cell>
          <table:table-cell office:value-type="float" office:value="115.74" table:style-name="ce11">
            <text:p>115,74</text:p>
          </table:table-cell>
          <table:table-cell office:value-type="float" office:value="112.57" table:style-name="ce11">
            <text:p>112,57</text:p>
          </table:table-cell>
          <table:table-cell office:value-type="float" office:value="116.41" table:style-name="ce11">
            <text:p>116,41</text:p>
          </table:table-cell>
          <table:table-cell office:value-type="float" office:value="109.17" table:style-name="ce11">
            <text:p>109,17</text:p>
          </table:table-cell>
          <table:table-cell office:value-type="float" office:value="120.03" table:style-name="ce11">
            <text:p>120,03</text:p>
          </table:table-cell>
          <table:table-cell table:number-columns-repeated="5" table:style-name="ce8"/>
          <table:table-cell table:number-columns-repeated="5" table:style-name="ce9"/>
          <table:table-cell table:number-columns-repeated="16368"/>
        </table:table-row>
        <table:table-row table:style-name="ro4">
          <table:table-cell office:value-type="string" table:style-name="ce12">
            <text:p>Jahresdurchschnitt 2012</text:p>
          </table:table-cell>
          <table:table-cell office:value-type="float" office:value="114.03" table:style-name="ce13">
            <text:p>114,03</text:p>
          </table:table-cell>
          <table:table-cell office:value-type="float" office:value="112.73" table:style-name="ce13">
            <text:p>112,73</text:p>
          </table:table-cell>
          <table:table-cell office:value-type="float" office:value="114.31" table:style-name="ce13">
            <text:p>114,31</text:p>
          </table:table-cell>
          <table:table-cell office:value-type="float" office:value="108.82" table:style-name="ce13">
            <text:p>108,82</text:p>
          </table:table-cell>
          <table:table-cell office:value-type="float" office:value="116.95" table:style-name="ce13">
            <text:p>116,95</text:p>
          </table:table-cell>
          <table:table-cell table:number-columns-repeated="5" table:style-name="ce8"/>
          <table:table-cell table:number-columns-repeated="5" table:style-name="ce9"/>
          <table:table-cell table:number-columns-repeated="16368"/>
        </table:table-row>
        <table:table-row table:style-name="ro4">
          <table:table-cell office:value-type="string" table:style-name="ce14">
            <text:p>2013 Q1</text:p>
          </table:table-cell>
          <table:table-cell office:value-type="float" office:value="117.68" table:style-name="ce7">
            <text:p>117,68</text:p>
          </table:table-cell>
          <table:table-cell office:value-type="float" office:value="114.23" table:style-name="ce7">
            <text:p>114,23</text:p>
          </table:table-cell>
          <table:table-cell office:value-type="float" office:value="118.41" table:style-name="ce7">
            <text:p>118,41</text:p>
          </table:table-cell>
          <table:table-cell office:value-type="float" office:value="112.14" table:style-name="ce7">
            <text:p>112,14</text:p>
          </table:table-cell>
          <table:table-cell office:value-type="float" office:value="121.52" table:style-name="ce7">
            <text:p>121,52</text:p>
          </table:table-cell>
          <table:table-cell table:number-columns-repeated="5" table:style-name="ce8"/>
          <table:table-cell table:number-columns-repeated="5" table:style-name="ce9"/>
          <table:table-cell table:number-columns-repeated="16368"/>
        </table:table-row>
        <table:table-row table:style-name="ro4">
          <table:table-cell office:value-type="string" table:style-name="ce5">
            <text:p>2013 Q2</text:p>
          </table:table-cell>
          <table:table-cell office:value-type="float" office:value="119.45" table:style-name="ce6">
            <text:p>119,45</text:p>
          </table:table-cell>
          <table:table-cell office:value-type="float" office:value="119.74" table:style-name="ce6">
            <text:p>119,74</text:p>
          </table:table-cell>
          <table:table-cell office:value-type="float" office:value="119.34" table:style-name="ce6">
            <text:p>119,34</text:p>
          </table:table-cell>
          <table:table-cell office:value-type="float" office:value="110.82" table:style-name="ce6">
            <text:p>110,82</text:p>
          </table:table-cell>
          <table:table-cell office:value-type="float" office:value="123.63" table:style-name="ce6">
            <text:p>123,63</text:p>
          </table:table-cell>
          <table:table-cell table:number-columns-repeated="5" table:style-name="ce8"/>
          <table:table-cell table:number-columns-repeated="5" table:style-name="ce9"/>
          <table:table-cell table:number-columns-repeated="16368"/>
        </table:table-row>
        <table:table-row table:style-name="ro4">
          <table:table-cell office:value-type="string" table:style-name="ce5">
            <text:p>2013 Q3</text:p>
          </table:table-cell>
          <table:table-cell office:value-type="float" office:value="123.02" table:style-name="ce6">
            <text:p>123,02</text:p>
          </table:table-cell>
          <table:table-cell office:value-type="float" office:value="117.96" table:style-name="ce6">
            <text:p>117,96</text:p>
          </table:table-cell>
          <table:table-cell office:value-type="float" office:value="124.11" table:style-name="ce6">
            <text:p>124,11</text:p>
          </table:table-cell>
          <table:table-cell office:value-type="float" office:value="113.84" table:style-name="ce6">
            <text:p>113,84</text:p>
          </table:table-cell>
          <table:table-cell office:value-type="float" office:value="129.32" table:style-name="ce6">
            <text:p>129,32</text:p>
          </table:table-cell>
          <table:table-cell table:number-columns-repeated="5" table:style-name="ce8"/>
          <table:table-cell table:number-columns-repeated="5" table:style-name="ce9"/>
          <table:table-cell table:number-columns-repeated="16368"/>
        </table:table-row>
        <table:table-row table:style-name="ro4">
          <table:table-cell office:value-type="string" table:style-name="ce10">
            <text:p>2013 Q4</text:p>
          </table:table-cell>
          <table:table-cell office:value-type="float" office:value="119.54" table:style-name="ce11">
            <text:p>119,54</text:p>
          </table:table-cell>
          <table:table-cell office:value-type="float" office:value="117.67" table:style-name="ce11">
            <text:p>117,67</text:p>
          </table:table-cell>
          <table:table-cell office:value-type="float" office:value="119.92" table:style-name="ce11">
            <text:p>119,92</text:p>
          </table:table-cell>
          <table:table-cell office:value-type="float" office:value="115.8" table:style-name="ce11">
            <text:p>115,80</text:p>
          </table:table-cell>
          <table:table-cell office:value-type="float" office:value="121.9" table:style-name="ce11">
            <text:p>121,90</text:p>
          </table:table-cell>
          <table:table-cell table:number-columns-repeated="5" table:style-name="ce8"/>
          <table:table-cell table:number-columns-repeated="5" table:style-name="ce9"/>
          <table:table-cell table:number-columns-repeated="16368"/>
        </table:table-row>
        <table:table-row table:style-name="ro4">
          <table:table-cell office:value-type="string" table:style-name="ce12">
            <text:p>Jahresdurchschnitt 2013</text:p>
          </table:table-cell>
          <table:table-cell office:value-type="float" office:value="119.92" table:style-name="ce13">
            <text:p>119,92</text:p>
          </table:table-cell>
          <table:table-cell office:value-type="float" office:value="117.4" table:style-name="ce13">
            <text:p>117,40</text:p>
          </table:table-cell>
          <table:table-cell office:value-type="float" office:value="120.45" table:style-name="ce13">
            <text:p>120,45</text:p>
          </table:table-cell>
          <table:table-cell office:value-type="float" office:value="113.15" table:style-name="ce13">
            <text:p>113,15</text:p>
          </table:table-cell>
          <table:table-cell office:value-type="float" office:value="124.09" table:style-name="ce13">
            <text:p>124,09</text:p>
          </table:table-cell>
          <table:table-cell table:number-columns-repeated="5" table:style-name="ce8"/>
          <table:table-cell table:number-columns-repeated="5" table:style-name="ce9"/>
          <table:table-cell table:number-columns-repeated="16368"/>
        </table:table-row>
        <table:table-row table:style-name="ro4">
          <table:table-cell office:value-type="string" table:style-name="ce14">
            <text:p>2014 Q1</text:p>
          </table:table-cell>
          <table:table-cell office:value-type="float" office:value="122.82" table:style-name="ce7">
            <text:p>122,82</text:p>
          </table:table-cell>
          <table:table-cell office:value-type="float" office:value="123.27" table:style-name="ce7">
            <text:p>123,27</text:p>
          </table:table-cell>
          <table:table-cell office:value-type="float" office:value="122.67" table:style-name="ce7">
            <text:p>122,67</text:p>
          </table:table-cell>
          <table:table-cell office:value-type="float" office:value="111.13" table:style-name="ce7">
            <text:p>111,13</text:p>
          </table:table-cell>
          <table:table-cell office:value-type="float" office:value="128.38999999999999" table:style-name="ce7">
            <text:p>128,39</text:p>
          </table:table-cell>
          <table:table-cell table:number-columns-repeated="5" table:style-name="ce8"/>
          <table:table-cell table:number-columns-repeated="5" table:style-name="ce9"/>
          <table:table-cell table:number-columns-repeated="16368"/>
        </table:table-row>
        <table:table-row table:style-name="ro4">
          <table:table-cell office:value-type="string" table:style-name="ce5">
            <text:p>2014 Q2</text:p>
          </table:table-cell>
          <table:table-cell office:value-type="float" office:value="124.78" table:style-name="ce6">
            <text:p>124,78</text:p>
          </table:table-cell>
          <table:table-cell office:value-type="float" office:value="123.27" table:style-name="ce6">
            <text:p>123,27</text:p>
          </table:table-cell>
          <table:table-cell office:value-type="float" office:value="125.07" table:style-name="ce6">
            <text:p>125,07</text:p>
          </table:table-cell>
          <table:table-cell office:value-type="float" office:value="115.53" table:style-name="ce6">
            <text:p>115,53</text:p>
          </table:table-cell>
          <table:table-cell office:value-type="float" office:value="129.77000000000001" table:style-name="ce6">
            <text:p>129,77</text:p>
          </table:table-cell>
          <table:table-cell table:number-columns-repeated="5" table:style-name="ce8"/>
          <table:table-cell table:number-columns-repeated="5" table:style-name="ce9"/>
          <table:table-cell table:number-columns-repeated="16368"/>
        </table:table-row>
        <table:table-row table:style-name="ro4">
          <table:table-cell office:value-type="string" table:style-name="ce5">
            <text:p>2014 Q3</text:p>
          </table:table-cell>
          <table:table-cell office:value-type="float" office:value="123.88" table:style-name="ce6">
            <text:p>123,88</text:p>
          </table:table-cell>
          <table:table-cell office:value-type="float" office:value="123.95" table:style-name="ce6">
            <text:p>123,95</text:p>
          </table:table-cell>
          <table:table-cell office:value-type="float" office:value="123.82" table:style-name="ce6">
            <text:p>123,82</text:p>
          </table:table-cell>
          <table:table-cell office:value-type="float" office:value="110.33" table:style-name="ce6">
            <text:p>110,33</text:p>
          </table:table-cell>
          <table:table-cell office:value-type="float" office:value="130.52000000000001" table:style-name="ce6">
            <text:p>130,52</text:p>
          </table:table-cell>
          <table:table-cell table:number-columns-repeated="5" table:style-name="ce8"/>
          <table:table-cell table:number-columns-repeated="5" table:style-name="ce9"/>
          <table:table-cell table:number-columns-repeated="16368"/>
        </table:table-row>
        <table:table-row table:style-name="ro4">
          <table:table-cell office:value-type="string" table:style-name="ce10">
            <text:p>2014 Q4</text:p>
          </table:table-cell>
          <table:table-cell office:value-type="float" office:value="125.05" table:style-name="ce11">
            <text:p>125,05</text:p>
          </table:table-cell>
          <table:table-cell office:value-type="float" office:value="121.95" table:style-name="ce11">
            <text:p>121,95</text:p>
          </table:table-cell>
          <table:table-cell office:value-type="float" office:value="125.69" table:style-name="ce11">
            <text:p>125,69</text:p>
          </table:table-cell>
          <table:table-cell office:value-type="float" office:value="120.41" table:style-name="ce11">
            <text:p>120,41</text:p>
          </table:table-cell>
          <table:table-cell office:value-type="float" office:value="128.25" table:style-name="ce11">
            <text:p>128,25</text:p>
          </table:table-cell>
          <table:table-cell table:number-columns-repeated="5" table:style-name="ce8"/>
          <table:table-cell table:number-columns-repeated="5" table:style-name="ce9"/>
          <table:table-cell table:number-columns-repeated="16368"/>
        </table:table-row>
        <table:table-row table:style-name="ro4">
          <table:table-cell office:value-type="string" table:style-name="ce12">
            <text:p>Jahresdurchschnitt 2014</text:p>
          </table:table-cell>
          <table:table-cell office:value-type="float" office:value="124.13" table:style-name="ce13">
            <text:p>124,13</text:p>
          </table:table-cell>
          <table:table-cell office:value-type="float" office:value="123.11" table:style-name="ce13">
            <text:p>123,11</text:p>
          </table:table-cell>
          <table:table-cell office:value-type="float" office:value="124.31" table:style-name="ce13">
            <text:p>124,31</text:p>
          </table:table-cell>
          <table:table-cell office:value-type="float" office:value="114.35" table:style-name="ce13">
            <text:p>114,35</text:p>
          </table:table-cell>
          <table:table-cell office:value-type="float" office:value="129.22999999999999" table:style-name="ce13">
            <text:p>129,23</text:p>
          </table:table-cell>
          <table:table-cell table:number-columns-repeated="5" table:style-name="ce8"/>
          <table:table-cell table:number-columns-repeated="5" table:style-name="ce9"/>
          <table:table-cell table:number-columns-repeated="16368"/>
        </table:table-row>
        <table:table-row table:style-name="ro4">
          <table:table-cell office:value-type="string" table:style-name="ce14">
            <text:p>2015 Q1</text:p>
          </table:table-cell>
          <table:table-cell office:value-type="float" office:value="122.24" table:style-name="ce7">
            <text:p>122,24</text:p>
          </table:table-cell>
          <table:table-cell office:value-type="float" office:value="123.05" table:style-name="ce7">
            <text:p>123,05</text:p>
          </table:table-cell>
          <table:table-cell office:value-type="float" office:value="122.12" table:style-name="ce7">
            <text:p>122,12</text:p>
          </table:table-cell>
          <table:table-cell office:value-type="float" office:value="114.74" table:style-name="ce7">
            <text:p>114,74</text:p>
          </table:table-cell>
          <table:table-cell office:value-type="float" office:value="125.75" table:style-name="ce7">
            <text:p>125,75</text:p>
          </table:table-cell>
          <table:table-cell table:number-columns-repeated="5" table:style-name="ce8"/>
          <table:table-cell table:number-columns-repeated="5" table:style-name="ce9"/>
          <table:table-cell table:number-columns-repeated="16368"/>
        </table:table-row>
        <table:table-row table:style-name="ro4">
          <table:table-cell office:value-type="string" table:style-name="ce5">
            <text:p>2015 Q2</text:p>
          </table:table-cell>
          <table:table-cell office:value-type="float" office:value="130.07" table:style-name="ce6">
            <text:p>130,07</text:p>
          </table:table-cell>
          <table:table-cell office:value-type="float" office:value="129.69" table:style-name="ce6">
            <text:p>129,69</text:p>
          </table:table-cell>
          <table:table-cell office:value-type="float" office:value="130.18" table:style-name="ce6">
            <text:p>130,18</text:p>
          </table:table-cell>
          <table:table-cell office:value-type="float" office:value="124.02" table:style-name="ce6">
            <text:p>124,02</text:p>
          </table:table-cell>
          <table:table-cell office:value-type="float" office:value="133.18" table:style-name="ce6">
            <text:p>133,18</text:p>
          </table:table-cell>
          <table:table-cell table:number-columns-repeated="5" table:style-name="ce8"/>
          <table:table-cell table:number-columns-repeated="5" table:style-name="ce9"/>
          <table:table-cell table:number-columns-repeated="16368"/>
        </table:table-row>
        <table:table-row table:style-name="ro4">
          <table:table-cell office:value-type="string" table:style-name="ce5">
            <text:p>2015 Q3</text:p>
          </table:table-cell>
          <table:table-cell office:value-type="float" office:value="135.43" table:style-name="ce6">
            <text:p>135,43</text:p>
          </table:table-cell>
          <table:table-cell office:value-type="float" office:value="130.72999999999999" table:style-name="ce6">
            <text:p>130,73</text:p>
          </table:table-cell>
          <table:table-cell office:value-type="float" office:value="136.38999999999999" table:style-name="ce6">
            <text:p>136,39</text:p>
          </table:table-cell>
          <table:table-cell office:value-type="float" office:value="125.13" table:style-name="ce6">
            <text:p>125,13</text:p>
          </table:table-cell>
          <table:table-cell office:value-type="float" office:value="141.99" table:style-name="ce6">
            <text:p>141,99</text:p>
          </table:table-cell>
          <table:table-cell table:number-columns-repeated="5" table:style-name="ce8"/>
          <table:table-cell table:number-columns-repeated="5" table:style-name="ce9"/>
          <table:table-cell table:number-columns-repeated="16368"/>
        </table:table-row>
        <table:table-row table:style-name="ro4">
          <table:table-cell office:value-type="string" table:style-name="ce10">
            <text:p>2015 Q4</text:p>
          </table:table-cell>
          <table:table-cell office:value-type="float" office:value="133.11000000000001" table:style-name="ce11">
            <text:p>133,11</text:p>
          </table:table-cell>
          <table:table-cell office:value-type="float" office:value="132.52000000000001" table:style-name="ce11">
            <text:p>132,52</text:p>
          </table:table-cell>
          <table:table-cell office:value-type="float" office:value="133.26" table:style-name="ce11">
            <text:p>133,26</text:p>
          </table:table-cell>
          <table:table-cell office:value-type="float" office:value="126.85" table:style-name="ce11">
            <text:p>126,85</text:p>
          </table:table-cell>
          <table:table-cell office:value-type="float" office:value="136.38999999999999" table:style-name="ce11">
            <text:p>136,39</text:p>
          </table:table-cell>
          <table:table-cell table:number-columns-repeated="5" table:style-name="ce8"/>
          <table:table-cell table:number-columns-repeated="5" table:style-name="ce9"/>
          <table:table-cell table:number-columns-repeated="16368"/>
        </table:table-row>
        <table:table-row table:style-name="ro4">
          <table:table-cell office:value-type="string" table:style-name="ce12">
            <text:p>Jahresdurchschnitt 2015</text:p>
          </table:table-cell>
          <table:table-cell office:value-type="float" office:value="130.21" table:style-name="ce13">
            <text:p>130,21</text:p>
          </table:table-cell>
          <table:table-cell office:value-type="float" office:value="129" table:style-name="ce13">
            <text:p>129,00</text:p>
          </table:table-cell>
          <table:table-cell office:value-type="float" office:value="130.49" table:style-name="ce13">
            <text:p>130,49</text:p>
          </table:table-cell>
          <table:table-cell office:value-type="float" office:value="122.69" table:style-name="ce13">
            <text:p>122,69</text:p>
          </table:table-cell>
          <table:table-cell office:value-type="float" office:value="134.33000000000001" table:style-name="ce13">
            <text:p>134,33</text:p>
          </table:table-cell>
          <table:table-cell table:number-columns-repeated="5" table:style-name="ce8"/>
          <table:table-cell table:number-columns-repeated="5" table:style-name="ce9"/>
          <table:table-cell table:number-columns-repeated="16368"/>
        </table:table-row>
        <table:table-row table:style-name="ro4">
          <table:table-cell office:value-type="string" table:style-name="ce14">
            <text:p>2016 Q1</text:p>
          </table:table-cell>
          <table:table-cell office:value-type="float" office:value="138.65" table:style-name="ce7">
            <text:p>138,65</text:p>
          </table:table-cell>
          <table:table-cell office:value-type="float" office:value="131.32" table:style-name="ce7">
            <text:p>131,32</text:p>
          </table:table-cell>
          <table:table-cell office:value-type="float" office:value="140.09" table:style-name="ce7">
            <text:p>140,09</text:p>
          </table:table-cell>
          <table:table-cell office:value-type="float" office:value="127.65" table:style-name="ce7">
            <text:p>127,65</text:p>
          </table:table-cell>
          <table:table-cell office:value-type="float" office:value="146.30000000000001" table:style-name="ce7">
            <text:p>146,30</text:p>
          </table:table-cell>
          <table:table-cell table:number-columns-repeated="5" table:style-name="ce8"/>
          <table:table-cell table:number-columns-repeated="5" table:style-name="ce9"/>
          <table:table-cell table:number-columns-repeated="16368"/>
        </table:table-row>
        <table:table-row table:style-name="ro4">
          <table:table-cell office:value-type="string" table:style-name="ce5">
            <text:p>2016 Q2</text:p>
          </table:table-cell>
          <table:table-cell office:value-type="float" office:value="141.77000000000001" table:style-name="ce6">
            <text:p>141,77</text:p>
          </table:table-cell>
          <table:table-cell office:value-type="float" office:value="132.11000000000001" table:style-name="ce6">
            <text:p>132,11</text:p>
          </table:table-cell>
          <table:table-cell office:value-type="float" office:value="143.66" table:style-name="ce6">
            <text:p>143,66</text:p>
          </table:table-cell>
          <table:table-cell office:value-type="float" office:value="132.06" table:style-name="ce6">
            <text:p>132,06</text:p>
          </table:table-cell>
          <table:table-cell office:value-type="float" office:value="149.44" table:style-name="ce6">
            <text:p>149,44</text:p>
          </table:table-cell>
          <table:table-cell table:number-columns-repeated="5" table:style-name="ce8"/>
          <table:table-cell table:number-columns-repeated="5" table:style-name="ce9"/>
          <table:table-cell table:number-columns-repeated="16368"/>
        </table:table-row>
        <table:table-row table:style-name="ro4">
          <table:table-cell office:value-type="string" table:style-name="ce5">
            <text:p>2016 Q3</text:p>
          </table:table-cell>
          <table:table-cell office:value-type="float" office:value="142.49" table:style-name="ce6">
            <text:p>142,49</text:p>
          </table:table-cell>
          <table:table-cell office:value-type="float" office:value="135.91" table:style-name="ce6">
            <text:p>135,91</text:p>
          </table:table-cell>
          <table:table-cell office:value-type="float" office:value="143.79" table:style-name="ce6">
            <text:p>143,79</text:p>
          </table:table-cell>
          <table:table-cell office:value-type="float" office:value="133.97999999999999" table:style-name="ce6">
            <text:p>133,98</text:p>
          </table:table-cell>
          <table:table-cell office:value-type="float" office:value="148.65" table:style-name="ce6">
            <text:p>148,65</text:p>
          </table:table-cell>
          <table:table-cell table:number-columns-repeated="5" table:style-name="ce8"/>
          <table:table-cell table:number-columns-repeated="5" table:style-name="ce9"/>
          <table:table-cell table:number-columns-repeated="16368"/>
        </table:table-row>
        <table:table-row table:style-name="ro4">
          <table:table-cell office:value-type="string" table:style-name="ce10">
            <text:p>2016 Q4</text:p>
          </table:table-cell>
          <table:table-cell office:value-type="float" office:value="142.38" table:style-name="ce11">
            <text:p>142,38</text:p>
          </table:table-cell>
          <table:table-cell office:value-type="float" office:value="136.24" table:style-name="ce11">
            <text:p>136,24</text:p>
          </table:table-cell>
          <table:table-cell office:value-type="float" office:value="143.6" table:style-name="ce11">
            <text:p>143,60</text:p>
          </table:table-cell>
          <table:table-cell office:value-type="float" office:value="133.38999999999999" table:style-name="ce11">
            <text:p>133,39</text:p>
          </table:table-cell>
          <table:table-cell office:value-type="float" office:value="148.66999999999999" table:style-name="ce11">
            <text:p>148,67</text:p>
          </table:table-cell>
          <table:table-cell table:number-columns-repeated="5" table:style-name="ce8"/>
          <table:table-cell table:number-columns-repeated="5" table:style-name="ce9"/>
          <table:table-cell table:number-columns-repeated="16368"/>
        </table:table-row>
        <table:table-row table:style-name="ro4">
          <table:table-cell office:value-type="string" table:style-name="ce12">
            <text:p>Jahresdurchschnitt 2016</text:p>
          </table:table-cell>
          <table:table-cell office:value-type="float" office:value="141.32" table:style-name="ce13">
            <text:p>141,32</text:p>
          </table:table-cell>
          <table:table-cell office:value-type="float" office:value="133.9" table:style-name="ce13">
            <text:p>133,90</text:p>
          </table:table-cell>
          <table:table-cell office:value-type="float" office:value="142.79" table:style-name="ce13">
            <text:p>142,79</text:p>
          </table:table-cell>
          <table:table-cell office:value-type="float" office:value="131.77000000000001" table:style-name="ce13">
            <text:p>131,77</text:p>
          </table:table-cell>
          <table:table-cell office:value-type="float" office:value="148.27000000000001" table:style-name="ce13">
            <text:p>148,27</text:p>
          </table:table-cell>
          <table:table-cell table:number-columns-repeated="5" table:style-name="ce8"/>
          <table:table-cell table:number-columns-repeated="5" table:style-name="ce9"/>
          <table:table-cell table:number-columns-repeated="16368"/>
        </table:table-row>
        <table:table-row table:style-name="ro4">
          <table:table-cell office:value-type="string" table:style-name="ce14">
            <text:p>2017 Q1</text:p>
          </table:table-cell>
          <table:table-cell office:value-type="float" office:value="145.24" table:style-name="ce7">
            <text:p>145,24</text:p>
          </table:table-cell>
          <table:table-cell office:value-type="float" office:value="133.65" table:style-name="ce7">
            <text:p>133,65</text:p>
          </table:table-cell>
          <table:table-cell office:value-type="float" office:value="148.47999999999999" table:style-name="ce7">
            <text:p>148,48</text:p>
          </table:table-cell>
          <table:table-cell office:value-type="float" office:value="138.34" table:style-name="ce7">
            <text:p>138,34</text:p>
          </table:table-cell>
          <table:table-cell office:value-type="float" office:value="153.37" table:style-name="ce7">
            <text:p>153,37</text:p>
          </table:table-cell>
          <table:table-cell table:number-columns-repeated="5" table:style-name="ce8"/>
          <table:table-cell table:number-columns-repeated="5" table:style-name="ce9"/>
          <table:table-cell table:number-columns-repeated="16368"/>
        </table:table-row>
        <table:table-row table:style-name="ro4">
          <table:table-cell office:value-type="string" table:style-name="ce5">
            <text:p>2017 Q2</text:p>
          </table:table-cell>
          <table:table-cell office:value-type="float" office:value="148.75" table:style-name="ce6">
            <text:p>148,75</text:p>
          </table:table-cell>
          <table:table-cell office:value-type="float" office:value="141.16999999999999" table:style-name="ce6">
            <text:p>141,17</text:p>
          </table:table-cell>
          <table:table-cell office:value-type="float" office:value="150.46" table:style-name="ce6">
            <text:p>150,46</text:p>
          </table:table-cell>
          <table:table-cell office:value-type="float" office:value="143.02000000000001" table:style-name="ce6">
            <text:p>143,02</text:p>
          </table:table-cell>
          <table:table-cell office:value-type="float" office:value="153.07" table:style-name="ce6">
            <text:p>153,07</text:p>
          </table:table-cell>
          <table:table-cell table:number-columns-repeated="5" table:style-name="ce8"/>
          <table:table-cell table:number-columns-repeated="5" table:style-name="ce9"/>
          <table:table-cell table:number-columns-repeated="16368"/>
        </table:table-row>
        <table:table-row table:style-name="ro4">
          <table:table-cell office:value-type="string" table:style-name="ce5">
            <text:p>2017 Q3</text:p>
          </table:table-cell>
          <table:table-cell office:value-type="float" office:value="149.41" table:style-name="ce6">
            <text:p>149,41</text:p>
          </table:table-cell>
          <table:table-cell office:value-type="float" office:value="146.22" table:style-name="ce6">
            <text:p>146,22</text:p>
          </table:table-cell>
          <table:table-cell office:value-type="float" office:value="149.47" table:style-name="ce6">
            <text:p>149,47</text:p>
          </table:table-cell>
          <table:table-cell office:value-type="float" office:value="143.54" table:style-name="ce6">
            <text:p>143,54</text:p>
          </table:table-cell>
          <table:table-cell office:value-type="float" office:value="150.83000000000001" table:style-name="ce6">
            <text:p>150,83</text:p>
          </table:table-cell>
          <table:table-cell table:number-columns-repeated="5" table:style-name="ce8"/>
          <table:table-cell table:number-columns-repeated="5" table:style-name="ce9"/>
          <table:table-cell table:number-columns-repeated="16368"/>
        </table:table-row>
        <table:table-row table:style-name="ro4">
          <table:table-cell office:value-type="string" table:style-name="ce10">
            <text:p>2017 Q4</text:p>
          </table:table-cell>
          <table:table-cell office:value-type="float" office:value="151.72" table:style-name="ce11">
            <text:p>151,72</text:p>
          </table:table-cell>
          <table:table-cell office:value-type="float" office:value="146.41999999999999" table:style-name="ce11">
            <text:p>146,42</text:p>
          </table:table-cell>
          <table:table-cell office:value-type="float" office:value="152.54" table:style-name="ce11">
            <text:p>152,54</text:p>
          </table:table-cell>
          <table:table-cell office:value-type="float" office:value="145.19" table:style-name="ce11">
            <text:p>145,19</text:p>
          </table:table-cell>
          <table:table-cell office:value-type="float" office:value="155.02000000000001" table:style-name="ce11">
            <text:p>155,02</text:p>
          </table:table-cell>
          <table:table-cell table:number-columns-repeated="5" table:style-name="ce8"/>
          <table:table-cell table:number-columns-repeated="5" table:style-name="ce9"/>
          <table:table-cell table:number-columns-repeated="16368"/>
        </table:table-row>
        <table:table-row table:style-name="ro4">
          <table:table-cell office:value-type="string" table:style-name="ce12">
            <text:p>Jahresdurchschnitt 2017</text:p>
          </table:table-cell>
          <table:table-cell office:value-type="float" office:value="148.78" table:style-name="ce13">
            <text:p>148,78</text:p>
          </table:table-cell>
          <table:table-cell office:value-type="float" office:value="141.87" table:style-name="ce13">
            <text:p>141,87</text:p>
          </table:table-cell>
          <table:table-cell office:value-type="float" office:value="150.24" table:style-name="ce13">
            <text:p>150,24</text:p>
          </table:table-cell>
          <table:table-cell office:value-type="float" office:value="142.52000000000001" table:style-name="ce13">
            <text:p>142,52</text:p>
          </table:table-cell>
          <table:table-cell office:value-type="float" office:value="153.07" table:style-name="ce13">
            <text:p>153,07</text:p>
          </table:table-cell>
          <table:table-cell table:number-columns-repeated="5" table:style-name="ce15"/>
          <table:table-cell table:number-columns-repeated="5" table:style-name="ce9"/>
          <table:table-cell table:number-columns-repeated="16368"/>
        </table:table-row>
        <table:table-row table:style-name="ro4">
          <table:table-cell office:value-type="string" table:style-name="ce14">
            <text:p>2018 Q1</text:p>
          </table:table-cell>
          <table:table-cell office:value-type="float" office:value="153" table:style-name="ce7">
            <text:p>153,00</text:p>
          </table:table-cell>
          <table:table-cell office:value-type="float" office:value="145.4" table:style-name="ce7">
            <text:p>145,40</text:p>
          </table:table-cell>
          <table:table-cell office:value-type="float" office:value="154.69999999999999" table:style-name="ce7">
            <text:p>154,70</text:p>
          </table:table-cell>
          <table:table-cell office:value-type="float" office:value="144.71" table:style-name="ce7">
            <text:p>144,71</text:p>
          </table:table-cell>
          <table:table-cell office:value-type="float" office:value="159.38999999999999" table:style-name="ce7">
            <text:p>159,39</text:p>
          </table:table-cell>
          <table:table-cell table:number-columns-repeated="5" table:style-name="ce16"/>
          <table:table-cell table:number-columns-repeated="5" table:style-name="ce9"/>
          <table:table-cell table:number-columns-repeated="16368"/>
        </table:table-row>
        <table:table-row table:style-name="ro4">
          <table:table-cell office:value-type="string" table:style-name="ce5">
            <text:p>2018 Q2</text:p>
          </table:table-cell>
          <table:table-cell office:value-type="float" office:value="154.31" table:style-name="ce6">
            <text:p>154,31</text:p>
          </table:table-cell>
          <table:table-cell office:value-type="float" office:value="146.49" table:style-name="ce6">
            <text:p>146,49</text:p>
          </table:table-cell>
          <table:table-cell office:value-type="float" office:value="156.1" table:style-name="ce6">
            <text:p>156,10</text:p>
          </table:table-cell>
          <table:table-cell office:value-type="float" office:value="145.28" table:style-name="ce6">
            <text:p>145,28</text:p>
          </table:table-cell>
          <table:table-cell office:value-type="float" office:value="161.46" table:style-name="ce6">
            <text:p>161,46</text:p>
          </table:table-cell>
          <table:table-cell table:number-columns-repeated="5" table:style-name="ce8"/>
          <table:table-cell table:number-columns-repeated="5" table:style-name="ce9"/>
          <table:table-cell table:number-columns-repeated="16368"/>
        </table:table-row>
        <table:table-row table:style-name="ro4">
          <table:table-cell office:value-type="string" table:style-name="ce5">
            <text:p>2018 Q3</text:p>
          </table:table-cell>
          <table:table-cell office:value-type="float" office:value="156.74" table:style-name="ce6">
            <text:p>156,74</text:p>
          </table:table-cell>
          <table:table-cell office:value-type="float" office:value="145.33000000000001" table:style-name="ce6">
            <text:p>145,33</text:p>
          </table:table-cell>
          <table:table-cell office:value-type="float" office:value="159.88999999999999" table:style-name="ce6">
            <text:p>159,89</text:p>
          </table:table-cell>
          <table:table-cell office:value-type="float" office:value="150.57" table:style-name="ce6">
            <text:p>150,57</text:p>
          </table:table-cell>
          <table:table-cell office:value-type="float" office:value="163.86" table:style-name="ce6">
            <text:p>163,86</text:p>
          </table:table-cell>
          <table:table-cell table:number-columns-repeated="5" table:style-name="ce8"/>
          <table:table-cell table:number-columns-repeated="5" table:style-name="ce9"/>
          <table:table-cell table:number-columns-repeated="16368"/>
        </table:table-row>
        <table:table-row table:style-name="ro4">
          <table:table-cell office:value-type="string" table:style-name="ce10">
            <text:p>2018 Q4</text:p>
          </table:table-cell>
          <table:table-cell office:value-type="float" office:value="159.09" table:style-name="ce11">
            <text:p>159,09</text:p>
          </table:table-cell>
          <table:table-cell office:value-type="float" office:value="148.65" table:style-name="ce11">
            <text:p>148,65</text:p>
          </table:table-cell>
          <table:table-cell office:value-type="float" office:value="161.85" table:style-name="ce11">
            <text:p>161,85</text:p>
          </table:table-cell>
          <table:table-cell office:value-type="float" office:value="151.49" table:style-name="ce11">
            <text:p>151,49</text:p>
          </table:table-cell>
          <table:table-cell office:value-type="float" office:value="166.68" table:style-name="ce11">
            <text:p>166,68</text:p>
          </table:table-cell>
          <table:table-cell table:number-columns-repeated="5" table:style-name="ce8"/>
          <table:table-cell table:number-columns-repeated="5" table:style-name="ce9"/>
          <table:table-cell table:number-columns-repeated="16368"/>
        </table:table-row>
        <table:table-row table:style-name="ro4">
          <table:table-cell office:value-type="string" table:style-name="ce12">
            <text:p>Jahresdurchschnitt 2018</text:p>
          </table:table-cell>
          <table:table-cell office:value-type="float" office:value="155.79" table:style-name="ce13">
            <text:p>155,79</text:p>
          </table:table-cell>
          <table:table-cell office:value-type="float" office:value="146.47" table:style-name="ce13">
            <text:p>146,47</text:p>
          </table:table-cell>
          <table:table-cell office:value-type="float" office:value="158.13999999999999" table:style-name="ce13">
            <text:p>158,14</text:p>
          </table:table-cell>
          <table:table-cell office:value-type="float" office:value="148.01" table:style-name="ce13">
            <text:p>148,01</text:p>
          </table:table-cell>
          <table:table-cell office:value-type="float" office:value="162.85" table:style-name="ce13">
            <text:p>162,85</text:p>
          </table:table-cell>
          <table:table-cell table:number-columns-repeated="5" table:style-name="ce8"/>
          <table:table-cell table:number-columns-repeated="5" table:style-name="ce9"/>
          <table:table-cell table:number-columns-repeated="16368"/>
        </table:table-row>
        <table:table-row table:style-name="ro4">
          <table:table-cell office:value-type="string" table:style-name="ce14">
            <text:p>2019 Q1</text:p>
          </table:table-cell>
          <table:table-cell office:value-type="float" office:value="159.36000000000001" table:style-name="ce7">
            <text:p>159,36</text:p>
          </table:table-cell>
          <table:table-cell office:value-type="float" office:value="148.30000000000001" table:style-name="ce7">
            <text:p>148,30</text:p>
          </table:table-cell>
          <table:table-cell office:value-type="float" office:value="162.36000000000001" table:style-name="ce7">
            <text:p>162,36</text:p>
          </table:table-cell>
          <table:table-cell office:value-type="float" office:value="150.72" table:style-name="ce7">
            <text:p>150,72</text:p>
          </table:table-cell>
          <table:table-cell office:value-type="float" office:value="168.34" table:style-name="ce7">
            <text:p>168,34</text:p>
          </table:table-cell>
          <table:table-cell table:number-columns-repeated="5" table:style-name="ce16"/>
          <table:table-cell table:number-columns-repeated="5" table:style-name="ce9"/>
          <table:table-cell table:number-columns-repeated="16368" table:style-name="ce2"/>
        </table:table-row>
        <table:table-row table:style-name="ro4">
          <table:table-cell office:value-type="string" table:style-name="ce5">
            <text:p>2019 Q2</text:p>
          </table:table-cell>
          <table:table-cell office:value-type="float" office:value="164.59" table:style-name="ce6">
            <text:p>164,59</text:p>
          </table:table-cell>
          <table:table-cell office:value-type="float" office:value="154.31" table:style-name="ce6">
            <text:p>154,31</text:p>
          </table:table-cell>
          <table:table-cell office:value-type="float" office:value="167.23" table:style-name="ce6">
            <text:p>167,23</text:p>
          </table:table-cell>
          <table:table-cell office:value-type="float" office:value="152.11000000000001" table:style-name="ce6">
            <text:p>152,11</text:p>
          </table:table-cell>
          <table:table-cell office:value-type="float" office:value="176.19" table:style-name="ce6">
            <text:p>176,19</text:p>
          </table:table-cell>
          <table:table-cell table:number-columns-repeated="5" table:style-name="ce16"/>
          <table:table-cell table:number-columns-repeated="5" table:style-name="ce9"/>
          <table:table-cell table:number-columns-repeated="16368" table:style-name="ce2"/>
        </table:table-row>
        <table:table-row table:style-name="ro4">
          <table:table-cell office:value-type="string" table:style-name="ce5">
            <text:p>2019 Q3</text:p>
          </table:table-cell>
          <table:table-cell office:value-type="float" office:value="166.42" table:style-name="ce6">
            <text:p>166,42</text:p>
          </table:table-cell>
          <table:table-cell office:value-type="float" office:value="157.72" table:style-name="ce6">
            <text:p>157,72</text:p>
          </table:table-cell>
          <table:table-cell office:value-type="float" office:value="168.39" table:style-name="ce6">
            <text:p>168,39</text:p>
          </table:table-cell>
          <table:table-cell office:value-type="float" office:value="156.5" table:style-name="ce6">
            <text:p>156,50</text:p>
          </table:table-cell>
          <table:table-cell office:value-type="float" office:value="174.41" table:style-name="ce6">
            <text:p>174,41</text:p>
          </table:table-cell>
          <table:table-cell table:number-columns-repeated="5" table:style-name="ce16"/>
          <table:table-cell table:number-columns-repeated="5" table:style-name="ce9"/>
          <table:table-cell table:number-columns-repeated="16368" table:style-name="ce2"/>
        </table:table-row>
        <table:table-row table:style-name="ro4">
          <table:table-cell office:value-type="string" table:style-name="ce10">
            <text:p>2019 Q4</text:p>
          </table:table-cell>
          <table:table-cell office:value-type="float" office:value="169.02" table:style-name="ce11">
            <text:p>169,02</text:p>
          </table:table-cell>
          <table:table-cell office:value-type="float" office:value="160.66999999999999" table:style-name="ce11">
            <text:p>160,67</text:p>
          </table:table-cell>
          <table:table-cell office:value-type="float" office:value="170.83" table:style-name="ce11">
            <text:p>170,83</text:p>
          </table:table-cell>
          <table:table-cell office:value-type="float" office:value="159.80000000000001" table:style-name="ce11">
            <text:p>159,80</text:p>
          </table:table-cell>
          <table:table-cell office:value-type="float" office:value="176.01" table:style-name="ce11">
            <text:p>176,01</text:p>
          </table:table-cell>
          <table:table-cell table:number-columns-repeated="5" table:style-name="ce8"/>
          <table:table-cell table:number-columns-repeated="5" table:style-name="ce9"/>
          <table:table-cell table:number-columns-repeated="16368" table:style-name="ce2"/>
        </table:table-row>
        <table:table-row table:style-name="ro4">
          <table:table-cell office:value-type="string" table:style-name="ce12">
            <text:p>Jahresdurchschnitt 2019</text:p>
          </table:table-cell>
          <table:table-cell office:value-type="float" office:value="164.85" table:style-name="ce13">
            <text:p>164,85</text:p>
          </table:table-cell>
          <table:table-cell office:value-type="float" office:value="155.25" table:style-name="ce13">
            <text:p>155,25</text:p>
          </table:table-cell>
          <table:table-cell office:value-type="float" office:value="167.2" table:style-name="ce13">
            <text:p>167,20</text:p>
          </table:table-cell>
          <table:table-cell office:value-type="float" office:value="154.78" table:style-name="ce13">
            <text:p>154,78</text:p>
          </table:table-cell>
          <table:table-cell office:value-type="float" office:value="173.74" table:style-name="ce13">
            <text:p>173,74</text:p>
          </table:table-cell>
          <table:table-cell table:number-columns-repeated="5" table:style-name="ce8"/>
          <table:table-cell table:number-columns-repeated="5" table:style-name="ce9"/>
          <table:table-cell table:number-columns-repeated="16368" table:style-name="ce2"/>
        </table:table-row>
        <table:table-row table:style-name="ro4">
          <table:table-cell office:value-type="string" table:style-name="ce5">
            <text:p>2020 Q1</text:p>
          </table:table-cell>
          <table:table-cell office:value-type="float" office:value="171.69" table:style-name="ce7">
            <text:p>171,69</text:p>
          </table:table-cell>
          <table:table-cell office:value-type="float" office:value="161.47" table:style-name="ce7">
            <text:p>161,47</text:p>
          </table:table-cell>
          <table:table-cell office:value-type="float" office:value="174.16" table:style-name="ce7">
            <text:p>174,16</text:p>
          </table:table-cell>
          <table:table-cell office:value-type="float" office:value="161.32" table:style-name="ce7">
            <text:p>161,32</text:p>
          </table:table-cell>
          <table:table-cell office:value-type="float" office:value="180.8" table:style-name="ce7">
            <text:p>180,80</text:p>
          </table:table-cell>
          <table:table-cell table:number-columns-repeated="5" table:style-name="ce8"/>
          <table:table-cell table:number-columns-repeated="5" table:style-name="ce9"/>
          <table:table-cell table:number-columns-repeated="16368" table:style-name="ce2"/>
        </table:table-row>
        <table:table-row table:style-name="ro4">
          <table:table-cell office:value-type="string" table:style-name="ce5">
            <text:p>2020 Q2</text:p>
          </table:table-cell>
          <table:table-cell office:value-type="float" office:value="175.82" table:style-name="ce6">
            <text:p>175,82</text:p>
          </table:table-cell>
          <table:table-cell office:value-type="float" office:value="165.98" table:style-name="ce6">
            <text:p>165,98</text:p>
          </table:table-cell>
          <table:table-cell office:value-type="float" office:value="178.11" table:style-name="ce6">
            <text:p>178,11</text:p>
          </table:table-cell>
          <table:table-cell office:value-type="float" office:value="168.4" table:style-name="ce6">
            <text:p>168,40</text:p>
          </table:table-cell>
          <table:table-cell office:value-type="float" office:value="181.97" table:style-name="ce6">
            <text:p>181,97</text:p>
          </table:table-cell>
          <table:table-cell table:number-columns-repeated="5" table:style-name="ce2"/>
          <table:table-cell table:number-columns-repeated="5" table:style-name="ce9"/>
          <table:table-cell table:number-columns-repeated="16368" table:style-name="ce2"/>
        </table:table-row>
        <table:table-row table:style-name="ro4">
          <table:table-cell office:value-type="string" table:style-name="ce5">
            <text:p>2020 Q3</text:p>
          </table:table-cell>
          <table:table-cell office:value-type="float" office:value="180.62" table:style-name="ce6">
            <text:p>180,62</text:p>
          </table:table-cell>
          <table:table-cell office:value-type="float" office:value="167.57" table:style-name="ce6">
            <text:p>167,57</text:p>
          </table:table-cell>
          <table:table-cell office:value-type="float" office:value="184.06" table:style-name="ce6">
            <text:p>184,06</text:p>
          </table:table-cell>
          <table:table-cell office:value-type="float" office:value="172.74" table:style-name="ce6">
            <text:p>172,74</text:p>
          </table:table-cell>
          <table:table-cell office:value-type="float" office:value="189.15" table:style-name="ce6">
            <text:p>189,15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5">
            <text:p>2020 Q4</text:p>
          </table:table-cell>
          <table:table-cell office:value-type="float" office:value="181.85" table:style-name="ce6">
            <text:p>181,85</text:p>
          </table:table-cell>
          <table:table-cell office:value-type="float" office:value="166.48" table:style-name="ce6">
            <text:p>166,48</text:p>
          </table:table-cell>
          <table:table-cell office:value-type="float" office:value="186.12" table:style-name="ce6">
            <text:p>186,12</text:p>
          </table:table-cell>
          <table:table-cell office:value-type="float" office:value="173.92" table:style-name="ce6">
            <text:p>173,92</text:p>
          </table:table-cell>
          <table:table-cell office:value-type="float" office:value="191.93" table:style-name="ce6">
            <text:p>191,93</text:p>
          </table:table-cell>
          <table:table-cell table:number-columns-repeated="8" table:style-name="ce2"/>
          <table:table-cell table:number-columns-repeated="2" table:style-name="ce9"/>
          <table:table-cell table:number-columns-repeated="16368" table:style-name="ce2"/>
        </table:table-row>
        <table:table-row table:style-name="ro4">
          <table:table-cell office:value-type="string" table:style-name="ce12">
            <text:p>Jahresdurchschnitt 2020</text:p>
          </table:table-cell>
          <table:table-cell office:value-type="float" office:value="177.5" table:style-name="ce13">
            <text:p>177,50</text:p>
          </table:table-cell>
          <table:table-cell office:value-type="float" office:value="165.38" table:style-name="ce13">
            <text:p>165,38</text:p>
          </table:table-cell>
          <table:table-cell office:value-type="float" office:value="180.61" table:style-name="ce13">
            <text:p>180,61</text:p>
          </table:table-cell>
          <table:table-cell office:value-type="float" office:value="169.1" table:style-name="ce13">
            <text:p>169,10</text:p>
          </table:table-cell>
          <table:table-cell office:value-type="float" office:value="185.96" table:style-name="ce13">
            <text:p>185,96</text:p>
          </table:table-cell>
          <table:table-cell table:number-columns-repeated="8" table:style-name="ce2"/>
          <table:table-cell table:number-columns-repeated="2" table:style-name="ce9"/>
          <table:table-cell table:number-columns-repeated="16368" table:style-name="ce2"/>
        </table:table-row>
        <table:table-row table:style-name="ro4">
          <table:table-cell office:value-type="string" table:style-name="ce14">
            <text:p>2021 Q1</text:p>
          </table:table-cell>
          <table:table-cell office:value-type="float" office:value="188.42" table:style-name="ce7">
            <text:p>188,42</text:p>
          </table:table-cell>
          <table:table-cell office:value-type="float" office:value="166.49" table:style-name="ce7">
            <text:p>166,49</text:p>
          </table:table-cell>
          <table:table-cell office:value-type="float" office:value="195.5" table:style-name="ce7">
            <text:p>195,50</text:p>
          </table:table-cell>
          <table:table-cell office:value-type="float" office:value="180.84" table:style-name="ce7">
            <text:p>180,84</text:p>
          </table:table-cell>
          <table:table-cell office:value-type="float" office:value="203.17" table:style-name="ce7">
            <text:p>203,17</text:p>
          </table:table-cell>
          <table:table-cell table:number-columns-repeated="5" table:style-name="ce2"/>
          <table:table-cell table:number-columns-repeated="2" table:style-name="ce9"/>
          <table:table-cell table:number-columns-repeated="16371" table:style-name="ce2"/>
        </table:table-row>
        <table:table-row table:style-name="ro4">
          <table:table-cell office:value-type="string" table:style-name="ce5">
            <text:p>2021 Q2</text:p>
          </table:table-cell>
          <table:table-cell office:value-type="float" office:value="196.55" table:style-name="ce6">
            <text:p>196,55</text:p>
          </table:table-cell>
          <table:table-cell office:value-type="float" office:value="174.3" table:style-name="ce6">
            <text:p>174,30</text:p>
          </table:table-cell>
          <table:table-cell office:value-type="float" office:value="203.67" table:style-name="ce6">
            <text:p>203,67</text:p>
          </table:table-cell>
          <table:table-cell office:value-type="float" office:value="187.89" table:style-name="ce6">
            <text:p>187,89</text:p>
          </table:table-cell>
          <table:table-cell office:value-type="float" office:value="212.08" table:style-name="ce6">
            <text:p>212,08</text:p>
          </table:table-cell>
          <table:table-cell table:number-columns-repeated="5" table:style-name="ce2"/>
          <table:table-cell table:number-columns-repeated="2" table:style-name="ce9"/>
          <table:table-cell table:number-columns-repeated="16371" table:style-name="ce2"/>
        </table:table-row>
        <table:table-row table:style-name="ro4">
          <table:table-cell office:value-type="string" table:style-name="ce5">
            <text:p>2021 Q3</text:p>
          </table:table-cell>
          <table:table-cell office:value-type="float" office:value="203.46" table:style-name="ce6">
            <text:p>203,46</text:p>
          </table:table-cell>
          <table:table-cell office:value-type="float" office:value="181.7" table:style-name="ce6">
            <text:p>181,70</text:p>
          </table:table-cell>
          <table:table-cell office:value-type="float" office:value="210.27" table:style-name="ce6">
            <text:p>210,27</text:p>
          </table:table-cell>
          <table:table-cell office:value-type="float" office:value="194.3" table:style-name="ce6">
            <text:p>194,30</text:p>
          </table:table-cell>
          <table:table-cell office:value-type="float" office:value="218.68" table:style-name="ce6">
            <text:p>218,68</text:p>
          </table:table-cell>
          <table:table-cell table:number-columns-repeated="5" table:style-name="ce2"/>
          <table:table-cell table:number-columns-repeated="2" table:style-name="ce9"/>
          <table:table-cell table:number-columns-repeated="16371" table:style-name="ce2"/>
        </table:table-row>
        <table:table-row table:style-name="ro4">
          <table:table-cell office:value-type="string" table:style-name="ce5">
            <text:p>2021 Q4</text:p>
          </table:table-cell>
          <table:table-cell office:value-type="float" office:value="209.82" table:style-name="ce6">
            <text:p>209,82</text:p>
          </table:table-cell>
          <table:table-cell office:value-type="float" office:value="186.77" table:style-name="ce6">
            <text:p>186,77</text:p>
          </table:table-cell>
          <table:table-cell office:value-type="float" office:value="217.11" table:style-name="ce6">
            <text:p>217,11</text:p>
          </table:table-cell>
          <table:table-cell office:value-type="float" office:value="199.9" table:style-name="ce6">
            <text:p>199,90</text:p>
          </table:table-cell>
          <table:table-cell office:value-type="float" office:value="226.41" table:style-name="ce6">
            <text:p>226,41</text:p>
          </table:table-cell>
          <table:table-cell table:number-columns-repeated="5" table:style-name="ce2"/>
          <table:table-cell table:number-columns-repeated="2" table:style-name="ce9"/>
          <table:table-cell table:number-columns-repeated="16371" table:style-name="ce2"/>
        </table:table-row>
        <table:table-row table:style-name="ro4">
          <table:table-cell office:value-type="string" table:style-name="ce12">
            <text:p>Jahresdurchschnitt 2021</text:p>
          </table:table-cell>
          <table:table-cell office:value-type="float" office:value="199.56" table:style-name="ce13">
            <text:p>199,56</text:p>
          </table:table-cell>
          <table:table-cell office:value-type="float" office:value="177.32" table:style-name="ce13">
            <text:p>177,32</text:p>
          </table:table-cell>
          <table:table-cell office:value-type="float" office:value="206.64" table:style-name="ce13">
            <text:p>206,64</text:p>
          </table:table-cell>
          <table:table-cell office:value-type="float" office:value="190.73" table:style-name="ce13">
            <text:p>190,73</text:p>
          </table:table-cell>
          <table:table-cell office:value-type="float" office:value="215.09" table:style-name="ce13">
            <text:p>215,09</text:p>
          </table:table-cell>
          <table:table-cell table:number-columns-repeated="5" table:style-name="ce2"/>
          <table:table-cell table:number-columns-repeated="2" table:style-name="ce9"/>
          <table:table-cell table:number-columns-repeated="16371" table:style-name="ce2"/>
        </table:table-row>
        <table:table-row table:style-name="ro4">
          <table:table-cell office:value-type="string" table:style-name="ce14">
            <text:p>2022 Q1</text:p>
          </table:table-cell>
          <table:table-cell office:value-type="float" office:value="216.07" table:style-name="ce7">
            <text:p>216,07</text:p>
          </table:table-cell>
          <table:table-cell office:value-type="float" office:value="192.49" table:style-name="ce7">
            <text:p>192,49</text:p>
          </table:table-cell>
          <table:table-cell office:value-type="float" office:value="223.49" table:style-name="ce7">
            <text:p>223,49</text:p>
          </table:table-cell>
          <table:table-cell office:value-type="float" office:value="206.78" table:style-name="ce7">
            <text:p>206,78</text:p>
          </table:table-cell>
          <table:table-cell office:value-type="float" office:value="232.16" table:style-name="ce7">
            <text:p>232,16</text:p>
          </table:table-cell>
          <table:table-cell table:number-columns-repeated="5" table:style-name="ce2"/>
          <table:table-cell table:number-columns-repeated="2" table:style-name="ce9"/>
          <table:table-cell table:number-columns-repeated="6" table:style-name="ce2"/>
          <table:table-cell table:number-columns-repeated="16365" table:style-name="ce1"/>
        </table:table-row>
        <table:table-row table:style-name="ro4">
          <table:table-cell office:value-type="string" table:style-name="ce5">
            <text:p>2022 Q2</text:p>
          </table:table-cell>
          <table:table-cell office:value-type="float" office:value="220.87" table:style-name="ce6">
            <text:p>220,87</text:p>
          </table:table-cell>
          <table:table-cell office:value-type="float" office:value="198.66" table:style-name="ce6">
            <text:p>198,66</text:p>
          </table:table-cell>
          <table:table-cell office:value-type="float" office:value="227.48" table:style-name="ce6">
            <text:p>227,48</text:p>
          </table:table-cell>
          <table:table-cell office:value-type="float" office:value="208.68" table:style-name="ce6">
            <text:p>208,68</text:p>
          </table:table-cell>
          <table:table-cell office:value-type="float" office:value="237.92" table:style-name="ce6">
            <text:p>237,92</text:p>
          </table:table-cell>
          <table:table-cell table:number-columns-repeated="5" table:style-name="ce2"/>
          <table:table-cell table:number-columns-repeated="2" table:style-name="ce9"/>
          <table:table-cell table:number-columns-repeated="6" table:style-name="ce2"/>
          <table:table-cell table:number-columns-repeated="16365" table:style-name="ce1"/>
        </table:table-row>
        <table:table-row table:style-name="ro5">
          <table:table-cell office:value-type="string" table:number-columns-spanned="6" table:number-rows-spanned="1" table:style-name="ce20">
            <text:p>Q: STATISTIK AUSTRIA. Erstellt am 23.09.2022 - Der letzte Indexstand gilt bis zur Publikation des Indexwertes des folgenden Quartals als vorläufiges Ergebnis.</text:p>
          </table:table-cell>
          <table:covered-table-cell table:number-columns-repeated="5"/>
          <table:table-cell table:number-columns-repeated="13" table:style-name="ce2"/>
          <table:table-cell table:number-columns-repeated="16365" table:style-name="ce1"/>
        </table:table-row>
        <table:table-row table:style-name="ro6">
          <table:table-cell table:number-columns-repeated="16384"/>
        </table:table-row>
        <table:table-row table:style-name="ro6">
          <table:table-cell table:style-name="ce2"/>
          <table:table-cell table:number-columns-repeated="5" table:style-name="ce9"/>
          <table:table-cell table:number-columns-repeated="13" table:style-name="ce2"/>
          <table:table-cell table:number-columns-repeated="16365" table:style-name="ce1"/>
        </table:table-row>
        <table:table-row table:style-name="ro6">
          <table:table-cell table:style-name="ce2"/>
          <table:table-cell table:number-columns-repeated="5" table:style-name="ce17"/>
          <table:table-cell table:number-columns-repeated="5" table:style-name="ce2"/>
          <table:table-cell table:style-name="ce18"/>
          <table:table-cell table:number-columns-repeated="7" table:style-name="ce2"/>
          <table:table-cell table:number-columns-repeated="16365" table:style-name="ce1"/>
        </table:table-row>
        <table:table-row table:style-name="ro6">
          <table:table-cell table:style-name="ce2"/>
          <table:table-cell table:style-name="ce9"/>
          <table:table-cell table:number-columns-repeated="4" table:style-name="ce17"/>
          <table:table-cell table:number-columns-repeated="13" table:style-name="ce2"/>
          <table:table-cell table:number-columns-repeated="16365" table:style-name="ce1"/>
        </table:table-row>
        <table:table-row table:number-rows-repeated="2" table:style-name="ro6">
          <table:table-cell table:style-name="ce2"/>
          <table:table-cell table:number-columns-repeated="5" table:style-name="ce17"/>
          <table:table-cell table:number-columns-repeated="13" table:style-name="ce2"/>
          <table:table-cell table:number-columns-repeated="16365" table:style-name="ce1"/>
        </table:table-row>
        <table:table-row table:style-name="ro6">
          <table:table-cell table:style-name="ce2"/>
          <table:table-cell table:number-columns-repeated="5" table:style-name="ce17"/>
          <table:table-cell table:number-columns-repeated="16378" table:style-name="ce2"/>
        </table:table-row>
        <table:table-row table:number-rows-repeated="1048503" table:style-name="ro6">
          <table:table-cell table:number-columns-repeated="16384"/>
        </table:table-row>
      </table:table>
      <table:table table:name="Häuserpreisindex_(Basis_2015)" table:style-name="ta1">
        <table:table-column table:style-name="co1" table:default-cell-style-name="ce2"/>
        <table:table-column table:style-name="co2" table:number-columns-repeated="5" table:default-cell-style-name="ce2"/>
        <table:table-column table:style-name="co3" table:number-columns-repeated="16378" table:default-cell-style-name="ce2"/>
        <table:table-row table:style-name="ro1">
          <table:table-cell office:value-type="string" table:number-columns-spanned="6" table:number-rows-spanned="1" table:style-name="ce19">
            <text:p>Häuserpreisindex (Basis 2015)</text:p>
          </table:table-cell>
          <table:covered-table-cell table:number-columns-repeated="5"/>
          <table:table-cell table:number-columns-repeated="16378"/>
        </table:table-row>
        <table:table-row table:style-name="ro7">
          <table:table-cell table:style-name="ce3"/>
          <table:table-cell office:value-type="string" table:style-name="ce4">
            <text:p>Gesamtindex HPI</text:p>
          </table:table-cell>
          <table:table-cell office:value-type="string" table:style-name="ce4">
            <text:p>Neuer Wohnraum</text:p>
          </table:table-cell>
          <table:table-cell office:value-type="string" table:style-name="ce4">
            <text:p>Bestehender Wohnraum</text:p>
          </table:table-cell>
          <table:table-cell office:value-type="string" table:style-name="ce4">
            <text:p>Bestehende Häuser</text:p>
          </table:table-cell>
          <table:table-cell office:value-type="string" table:style-name="ce4">
            <text:p>Bestehende Wohnungen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Quartal</text:p>
          </table:table-cell>
          <table:table-cell office:value-type="string" table:style-name="ce4">
            <text:p>H1</text:p>
          </table:table-cell>
          <table:table-cell office:value-type="string" table:style-name="ce4">
            <text:p>H11</text:p>
          </table:table-cell>
          <table:table-cell office:value-type="string" table:style-name="ce4">
            <text:p>H12</text:p>
          </table:table-cell>
          <table:table-cell office:value-type="string" table:style-name="ce4">
            <text:p>H12A</text:p>
          </table:table-cell>
          <table:table-cell office:value-type="string" table:style-name="ce4">
            <text:p>H12B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2010 Q1</text:p>
          </table:table-cell>
          <table:table-cell office:value-type="float" office:value="74.05" table:style-name="ce6">
            <text:p>74,05</text:p>
          </table:table-cell>
          <table:table-cell office:value-type="float" office:value="75.599999999999994" table:style-name="ce6">
            <text:p>75,60</text:p>
          </table:table-cell>
          <table:table-cell office:value-type="float" office:value="73.709999999999994" table:style-name="ce6">
            <text:p>73,71</text:p>
          </table:table-cell>
          <table:table-cell office:value-type="float" office:value="78.84" table:style-name="ce6">
            <text:p>78,84</text:p>
          </table:table-cell>
          <table:table-cell office:value-type="float" office:value="71.41" table:style-name="ce6">
            <text:p>71,41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2010 Q2</text:p>
          </table:table-cell>
          <table:table-cell office:value-type="float" office:value="76.540000000000006" table:style-name="ce6">
            <text:p>76,54</text:p>
          </table:table-cell>
          <table:table-cell office:value-type="float" office:value="79.17" table:style-name="ce6">
            <text:p>79,17</text:p>
          </table:table-cell>
          <table:table-cell office:value-type="float" office:value="75.959999999999994" table:style-name="ce6">
            <text:p>75,96</text:p>
          </table:table-cell>
          <table:table-cell office:value-type="float" office:value="81.91" table:style-name="ce6">
            <text:p>81,91</text:p>
          </table:table-cell>
          <table:table-cell office:value-type="float" office:value="73.290000000000006" table:style-name="ce6">
            <text:p>73,29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2010 Q3</text:p>
          </table:table-cell>
          <table:table-cell office:value-type="float" office:value="78.16" table:style-name="ce6">
            <text:p>78,16</text:p>
          </table:table-cell>
          <table:table-cell office:value-type="float" office:value="76.77" table:style-name="ce6">
            <text:p>76,77</text:p>
          </table:table-cell>
          <table:table-cell office:value-type="float" office:value="78.459999999999994" table:style-name="ce6">
            <text:p>78,46</text:p>
          </table:table-cell>
          <table:table-cell office:value-type="float" office:value="82.41" table:style-name="ce6">
            <text:p>82,41</text:p>
          </table:table-cell>
          <table:table-cell office:value-type="float" office:value="76.680000000000007" table:style-name="ce6">
            <text:p>76,68</text:p>
          </table:table-cell>
          <table:table-cell table:number-columns-repeated="16378"/>
        </table:table-row>
        <table:table-row table:style-name="ro4">
          <table:table-cell office:value-type="string" table:style-name="ce10">
            <text:p>2010 Q4</text:p>
          </table:table-cell>
          <table:table-cell office:value-type="float" office:value="78.44" table:style-name="ce11">
            <text:p>78,44</text:p>
          </table:table-cell>
          <table:table-cell office:value-type="float" office:value="78.540000000000006" table:style-name="ce11">
            <text:p>78,54</text:p>
          </table:table-cell>
          <table:table-cell office:value-type="float" office:value="78.42" table:style-name="ce11">
            <text:p>78,42</text:p>
          </table:table-cell>
          <table:table-cell office:value-type="float" office:value="82.88" table:style-name="ce11">
            <text:p>82,88</text:p>
          </table:table-cell>
          <table:table-cell office:value-type="float" office:value="76.41" table:style-name="ce11">
            <text:p>76,41</text:p>
          </table:table-cell>
          <table:table-cell table:number-columns-repeated="16378"/>
        </table:table-row>
        <table:table-row table:style-name="ro4">
          <table:table-cell office:value-type="string" table:style-name="ce12">
            <text:p>Jahresdurchschnitt 2010</text:p>
          </table:table-cell>
          <table:table-cell office:value-type="float" office:value="76.8" table:style-name="ce13">
            <text:p>76,80</text:p>
          </table:table-cell>
          <table:table-cell office:value-type="float" office:value="77.52" table:style-name="ce13">
            <text:p>77,52</text:p>
          </table:table-cell>
          <table:table-cell office:value-type="float" office:value="76.64" table:style-name="ce13">
            <text:p>76,64</text:p>
          </table:table-cell>
          <table:table-cell office:value-type="float" office:value="81.510000000000005" table:style-name="ce13">
            <text:p>81,51</text:p>
          </table:table-cell>
          <table:table-cell office:value-type="float" office:value="74.45" table:style-name="ce13">
            <text:p>74,45</text:p>
          </table:table-cell>
          <table:table-cell table:number-columns-repeated="16378"/>
        </table:table-row>
        <table:table-row table:style-name="ro4">
          <table:table-cell office:value-type="string" table:style-name="ce14">
            <text:p>2011 Q1</text:p>
          </table:table-cell>
          <table:table-cell office:value-type="float" office:value="79.010000000000005" table:style-name="ce7">
            <text:p>79,01</text:p>
          </table:table-cell>
          <table:table-cell office:value-type="float" office:value="80.459999999999994" table:style-name="ce7">
            <text:p>80,46</text:p>
          </table:table-cell>
          <table:table-cell office:value-type="float" office:value="78.69" table:style-name="ce7">
            <text:p>78,69</text:p>
          </table:table-cell>
          <table:table-cell office:value-type="float" office:value="84.38" table:style-name="ce7">
            <text:p>84,38</text:p>
          </table:table-cell>
          <table:table-cell office:value-type="float" office:value="76.12" table:style-name="ce7">
            <text:p>76,12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2011 Q2</text:p>
          </table:table-cell>
          <table:table-cell office:value-type="float" office:value="81.05" table:style-name="ce6">
            <text:p>81,05</text:p>
          </table:table-cell>
          <table:table-cell office:value-type="float" office:value="81.28" table:style-name="ce6">
            <text:p>81,28</text:p>
          </table:table-cell>
          <table:table-cell office:value-type="float" office:value="80.989999999999995" table:style-name="ce6">
            <text:p>80,99</text:p>
          </table:table-cell>
          <table:table-cell office:value-type="float" office:value="85.37" table:style-name="ce6">
            <text:p>85,37</text:p>
          </table:table-cell>
          <table:table-cell office:value-type="float" office:value="79.02" table:style-name="ce6">
            <text:p>79,02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2011 Q3</text:p>
          </table:table-cell>
          <table:table-cell office:value-type="float" office:value="82.83" table:style-name="ce6">
            <text:p>82,83</text:p>
          </table:table-cell>
          <table:table-cell office:value-type="float" office:value="83" table:style-name="ce6">
            <text:p>83,00</text:p>
          </table:table-cell>
          <table:table-cell office:value-type="float" office:value="82.79" table:style-name="ce6">
            <text:p>82,79</text:p>
          </table:table-cell>
          <table:table-cell office:value-type="float" office:value="86.34" table:style-name="ce6">
            <text:p>86,34</text:p>
          </table:table-cell>
          <table:table-cell office:value-type="float" office:value="81.19" table:style-name="ce6">
            <text:p>81,19</text:p>
          </table:table-cell>
          <table:table-cell table:number-columns-repeated="16378"/>
        </table:table-row>
        <table:table-row table:style-name="ro4">
          <table:table-cell office:value-type="string" table:style-name="ce10">
            <text:p>2011 Q4</text:p>
          </table:table-cell>
          <table:table-cell office:value-type="float" office:value="83.5" table:style-name="ce11">
            <text:p>83,50</text:p>
          </table:table-cell>
          <table:table-cell office:value-type="float" office:value="84.03" table:style-name="ce11">
            <text:p>84,03</text:p>
          </table:table-cell>
          <table:table-cell office:value-type="float" office:value="83.38" table:style-name="ce11">
            <text:p>83,38</text:p>
          </table:table-cell>
          <table:table-cell office:value-type="float" office:value="83.91" table:style-name="ce11">
            <text:p>83,91</text:p>
          </table:table-cell>
          <table:table-cell office:value-type="float" office:value="83.13" table:style-name="ce11">
            <text:p>83,13</text:p>
          </table:table-cell>
          <table:table-cell table:number-columns-repeated="16378"/>
        </table:table-row>
        <table:table-row table:style-name="ro4">
          <table:table-cell office:value-type="string" table:style-name="ce12">
            <text:p>Jahresdurchschnitt 2011</text:p>
          </table:table-cell>
          <table:table-cell office:value-type="float" office:value="81.599999999999994" table:style-name="ce13">
            <text:p>81,60</text:p>
          </table:table-cell>
          <table:table-cell office:value-type="float" office:value="82.19" table:style-name="ce13">
            <text:p>82,19</text:p>
          </table:table-cell>
          <table:table-cell office:value-type="float" office:value="81.459999999999994" table:style-name="ce13">
            <text:p>81,46</text:p>
          </table:table-cell>
          <table:table-cell office:value-type="float" office:value="85" table:style-name="ce13">
            <text:p>85,00</text:p>
          </table:table-cell>
          <table:table-cell office:value-type="float" office:value="79.86" table:style-name="ce13">
            <text:p>79,86</text:p>
          </table:table-cell>
          <table:table-cell table:number-columns-repeated="16378"/>
        </table:table-row>
        <table:table-row table:style-name="ro4">
          <table:table-cell office:value-type="string" table:style-name="ce14">
            <text:p>2012 Q1</text:p>
          </table:table-cell>
          <table:table-cell office:value-type="float" office:value="85.5" table:style-name="ce7">
            <text:p>85,50</text:p>
          </table:table-cell>
          <table:table-cell office:value-type="float" office:value="86.14" table:style-name="ce7">
            <text:p>86,14</text:p>
          </table:table-cell>
          <table:table-cell office:value-type="float" office:value="85.36" table:style-name="ce7">
            <text:p>85,36</text:p>
          </table:table-cell>
          <table:table-cell office:value-type="float" office:value="88.74" table:style-name="ce7">
            <text:p>88,74</text:p>
          </table:table-cell>
          <table:table-cell office:value-type="float" office:value="83.66" table:style-name="ce7">
            <text:p>83,66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2012 Q2</text:p>
          </table:table-cell>
          <table:table-cell office:value-type="float" office:value="86.75" table:style-name="ce6">
            <text:p>86,75</text:p>
          </table:table-cell>
          <table:table-cell office:value-type="float" office:value="87.63" table:style-name="ce6">
            <text:p>87,63</text:p>
          </table:table-cell>
          <table:table-cell office:value-type="float" office:value="86.56" table:style-name="ce6">
            <text:p>86,56</text:p>
          </table:table-cell>
          <table:table-cell office:value-type="float" office:value="87.25" table:style-name="ce6">
            <text:p>87,25</text:p>
          </table:table-cell>
          <table:table-cell office:value-type="float" office:value="86.24" table:style-name="ce6">
            <text:p>86,24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2012 Q3</text:p>
          </table:table-cell>
          <table:table-cell office:value-type="float" office:value="89.14" table:style-name="ce6">
            <text:p>89,14</text:p>
          </table:table-cell>
          <table:table-cell office:value-type="float" office:value="88.5" table:style-name="ce6">
            <text:p>88,50</text:p>
          </table:table-cell>
          <table:table-cell office:value-type="float" office:value="89.26" table:style-name="ce6">
            <text:p>89,26</text:p>
          </table:table-cell>
          <table:table-cell office:value-type="float" office:value="89.83" table:style-name="ce6">
            <text:p>89,83</text:p>
          </table:table-cell>
          <table:table-cell office:value-type="float" office:value="89" table:style-name="ce6">
            <text:p>89,00</text:p>
          </table:table-cell>
          <table:table-cell table:number-columns-repeated="16378"/>
        </table:table-row>
        <table:table-row table:style-name="ro4">
          <table:table-cell office:value-type="string" table:style-name="ce10">
            <text:p>2012 Q4</text:p>
          </table:table-cell>
          <table:table-cell office:value-type="float" office:value="88.89" table:style-name="ce11">
            <text:p>88,89</text:p>
          </table:table-cell>
          <table:table-cell office:value-type="float" office:value="87.27" table:style-name="ce11">
            <text:p>87,27</text:p>
          </table:table-cell>
          <table:table-cell office:value-type="float" office:value="89.21" table:style-name="ce11">
            <text:p>89,21</text:p>
          </table:table-cell>
          <table:table-cell office:value-type="float" office:value="88.98" table:style-name="ce11">
            <text:p>88,98</text:p>
          </table:table-cell>
          <table:table-cell office:value-type="float" office:value="89.36" table:style-name="ce11">
            <text:p>89,36</text:p>
          </table:table-cell>
          <table:table-cell table:number-columns-repeated="16378"/>
        </table:table-row>
        <table:table-row table:style-name="ro4">
          <table:table-cell office:value-type="string" table:style-name="ce12">
            <text:p>Jahresdurchschnitt 2012</text:p>
          </table:table-cell>
          <table:table-cell office:value-type="float" office:value="87.57" table:style-name="ce13">
            <text:p>87,57</text:p>
          </table:table-cell>
          <table:table-cell office:value-type="float" office:value="87.39" table:style-name="ce13">
            <text:p>87,39</text:p>
          </table:table-cell>
          <table:table-cell office:value-type="float" office:value="87.6" table:style-name="ce13">
            <text:p>87,60</text:p>
          </table:table-cell>
          <table:table-cell office:value-type="float" office:value="88.7" table:style-name="ce13">
            <text:p>88,70</text:p>
          </table:table-cell>
          <table:table-cell office:value-type="float" office:value="87.07" table:style-name="ce13">
            <text:p>87,07</text:p>
          </table:table-cell>
          <table:table-cell table:number-columns-repeated="16378"/>
        </table:table-row>
        <table:table-row table:style-name="ro4">
          <table:table-cell office:value-type="string" table:style-name="ce14">
            <text:p>2013 Q1</text:p>
          </table:table-cell>
          <table:table-cell office:value-type="float" office:value="90.37" table:style-name="ce7">
            <text:p>90,37</text:p>
          </table:table-cell>
          <table:table-cell office:value-type="float" office:value="88.55" table:style-name="ce7">
            <text:p>88,55</text:p>
          </table:table-cell>
          <table:table-cell office:value-type="float" office:value="90.74" table:style-name="ce7">
            <text:p>90,74</text:p>
          </table:table-cell>
          <table:table-cell office:value-type="float" office:value="91.4" table:style-name="ce7">
            <text:p>91,40</text:p>
          </table:table-cell>
          <table:table-cell office:value-type="float" office:value="90.46" table:style-name="ce7">
            <text:p>90,46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2013 Q2</text:p>
          </table:table-cell>
          <table:table-cell office:value-type="float" office:value="91.74" table:style-name="ce6">
            <text:p>91,74</text:p>
          </table:table-cell>
          <table:table-cell office:value-type="float" office:value="92.82" table:style-name="ce6">
            <text:p>92,82</text:p>
          </table:table-cell>
          <table:table-cell office:value-type="float" office:value="91.46" table:style-name="ce6">
            <text:p>91,46</text:p>
          </table:table-cell>
          <table:table-cell office:value-type="float" office:value="90.33" table:style-name="ce6">
            <text:p>90,33</text:p>
          </table:table-cell>
          <table:table-cell office:value-type="float" office:value="92.04" table:style-name="ce6">
            <text:p>92,04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2013 Q3</text:p>
          </table:table-cell>
          <table:table-cell office:value-type="float" office:value="94.48" table:style-name="ce6">
            <text:p>94,48</text:p>
          </table:table-cell>
          <table:table-cell office:value-type="float" office:value="91.45" table:style-name="ce6">
            <text:p>91,45</text:p>
          </table:table-cell>
          <table:table-cell office:value-type="float" office:value="95.11" table:style-name="ce6">
            <text:p>95,11</text:p>
          </table:table-cell>
          <table:table-cell office:value-type="float" office:value="92.79" table:style-name="ce6">
            <text:p>92,79</text:p>
          </table:table-cell>
          <table:table-cell office:value-type="float" office:value="96.27" table:style-name="ce6">
            <text:p>96,27</text:p>
          </table:table-cell>
          <table:table-cell table:number-columns-repeated="16378"/>
        </table:table-row>
        <table:table-row table:style-name="ro4">
          <table:table-cell office:value-type="string" table:style-name="ce10">
            <text:p>2013 Q4</text:p>
          </table:table-cell>
          <table:table-cell office:value-type="float" office:value="91.81" table:style-name="ce11">
            <text:p>91,81</text:p>
          </table:table-cell>
          <table:table-cell office:value-type="float" office:value="91.22" table:style-name="ce11">
            <text:p>91,22</text:p>
          </table:table-cell>
          <table:table-cell office:value-type="float" office:value="91.9" table:style-name="ce11">
            <text:p>91,90</text:p>
          </table:table-cell>
          <table:table-cell office:value-type="float" office:value="94.39" table:style-name="ce11">
            <text:p>94,39</text:p>
          </table:table-cell>
          <table:table-cell office:value-type="float" office:value="90.75" table:style-name="ce11">
            <text:p>90,75</text:p>
          </table:table-cell>
          <table:table-cell table:number-columns-repeated="16378"/>
        </table:table-row>
        <table:table-row table:style-name="ro4">
          <table:table-cell office:value-type="string" table:style-name="ce12">
            <text:p>Jahresdurchschnitt 2013</text:p>
          </table:table-cell>
          <table:table-cell office:value-type="float" office:value="92.1" table:style-name="ce13">
            <text:p>92,10</text:p>
          </table:table-cell>
          <table:table-cell office:value-type="float" office:value="91.01" table:style-name="ce13">
            <text:p>91,01</text:p>
          </table:table-cell>
          <table:table-cell office:value-type="float" office:value="92.3" table:style-name="ce13">
            <text:p>92,30</text:p>
          </table:table-cell>
          <table:table-cell office:value-type="float" office:value="92.23" table:style-name="ce13">
            <text:p>92,23</text:p>
          </table:table-cell>
          <table:table-cell office:value-type="float" office:value="92.38" table:style-name="ce13">
            <text:p>92,38</text:p>
          </table:table-cell>
          <table:table-cell table:number-columns-repeated="16378"/>
        </table:table-row>
        <table:table-row table:style-name="ro4">
          <table:table-cell office:value-type="string" table:style-name="ce14">
            <text:p>2014 Q1</text:p>
          </table:table-cell>
          <table:table-cell office:value-type="float" office:value="94.32" table:style-name="ce7">
            <text:p>94,32</text:p>
          </table:table-cell>
          <table:table-cell office:value-type="float" office:value="95.56" table:style-name="ce7">
            <text:p>95,56</text:p>
          </table:table-cell>
          <table:table-cell office:value-type="float" office:value="94.01" table:style-name="ce7">
            <text:p>94,01</text:p>
          </table:table-cell>
          <table:table-cell office:value-type="float" office:value="90.58" table:style-name="ce7">
            <text:p>90,58</text:p>
          </table:table-cell>
          <table:table-cell office:value-type="float" office:value="95.58" table:style-name="ce7">
            <text:p>95,58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2014 Q2</text:p>
          </table:table-cell>
          <table:table-cell office:value-type="float" office:value="95.83" table:style-name="ce6">
            <text:p>95,83</text:p>
          </table:table-cell>
          <table:table-cell office:value-type="float" office:value="95.56" table:style-name="ce6">
            <text:p>95,56</text:p>
          </table:table-cell>
          <table:table-cell office:value-type="float" office:value="95.85" table:style-name="ce6">
            <text:p>95,85</text:p>
          </table:table-cell>
          <table:table-cell office:value-type="float" office:value="94.17" table:style-name="ce6">
            <text:p>94,17</text:p>
          </table:table-cell>
          <table:table-cell office:value-type="float" office:value="96.61" table:style-name="ce6">
            <text:p>96,61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2014 Q3</text:p>
          </table:table-cell>
          <table:table-cell office:value-type="float" office:value="95.14" table:style-name="ce6">
            <text:p>95,14</text:p>
          </table:table-cell>
          <table:table-cell office:value-type="float" office:value="96.08" table:style-name="ce6">
            <text:p>96,08</text:p>
          </table:table-cell>
          <table:table-cell office:value-type="float" office:value="94.89" table:style-name="ce6">
            <text:p>94,89</text:p>
          </table:table-cell>
          <table:table-cell office:value-type="float" office:value="89.93" table:style-name="ce6">
            <text:p>89,93</text:p>
          </table:table-cell>
          <table:table-cell office:value-type="float" office:value="97.16" table:style-name="ce6">
            <text:p>97,16</text:p>
          </table:table-cell>
          <table:table-cell table:number-columns-repeated="16378"/>
        </table:table-row>
        <table:table-row table:style-name="ro4">
          <table:table-cell office:value-type="string" table:style-name="ce10">
            <text:p>2014 Q4</text:p>
          </table:table-cell>
          <table:table-cell office:value-type="float" office:value="96.03" table:style-name="ce11">
            <text:p>96,03</text:p>
          </table:table-cell>
          <table:table-cell office:value-type="float" office:value="94.54" table:style-name="ce11">
            <text:p>94,54</text:p>
          </table:table-cell>
          <table:table-cell office:value-type="float" office:value="96.32" table:style-name="ce11">
            <text:p>96,32</text:p>
          </table:table-cell>
          <table:table-cell office:value-type="float" office:value="98.15" table:style-name="ce11">
            <text:p>98,15</text:p>
          </table:table-cell>
          <table:table-cell office:value-type="float" office:value="95.48" table:style-name="ce11">
            <text:p>95,48</text:p>
          </table:table-cell>
          <table:table-cell table:number-columns-repeated="16378"/>
        </table:table-row>
        <table:table-row table:style-name="ro4">
          <table:table-cell office:value-type="string" table:style-name="ce12">
            <text:p>Jahresdurchschnitt 2014</text:p>
          </table:table-cell>
          <table:table-cell office:value-type="float" office:value="95.33" table:style-name="ce13">
            <text:p>95,33</text:p>
          </table:table-cell>
          <table:table-cell office:value-type="float" office:value="95.44" table:style-name="ce13">
            <text:p>95,44</text:p>
          </table:table-cell>
          <table:table-cell office:value-type="float" office:value="95.27" table:style-name="ce13">
            <text:p>95,27</text:p>
          </table:table-cell>
          <table:table-cell office:value-type="float" office:value="93.21" table:style-name="ce13">
            <text:p>93,21</text:p>
          </table:table-cell>
          <table:table-cell office:value-type="float" office:value="96.21" table:style-name="ce13">
            <text:p>96,21</text:p>
          </table:table-cell>
          <table:table-cell table:number-columns-repeated="16378"/>
        </table:table-row>
        <table:table-row table:style-name="ro4">
          <table:table-cell office:value-type="string" table:style-name="ce14">
            <text:p>2015 Q1</text:p>
          </table:table-cell>
          <table:table-cell office:value-type="float" office:value="93.88" table:style-name="ce7">
            <text:p>93,88</text:p>
          </table:table-cell>
          <table:table-cell office:value-type="float" office:value="95.39" table:style-name="ce7">
            <text:p>95,39</text:p>
          </table:table-cell>
          <table:table-cell office:value-type="float" office:value="93.59" table:style-name="ce7">
            <text:p>93,59</text:p>
          </table:table-cell>
          <table:table-cell office:value-type="float" office:value="93.52" table:style-name="ce7">
            <text:p>93,52</text:p>
          </table:table-cell>
          <table:table-cell office:value-type="float" office:value="93.62" table:style-name="ce7">
            <text:p>93,62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2015 Q2</text:p>
          </table:table-cell>
          <table:table-cell office:value-type="float" office:value="99.89" table:style-name="ce6">
            <text:p>99,89</text:p>
          </table:table-cell>
          <table:table-cell office:value-type="float" office:value="100.54" table:style-name="ce6">
            <text:p>100,54</text:p>
          </table:table-cell>
          <table:table-cell office:value-type="float" office:value="99.76" table:style-name="ce6">
            <text:p>99,76</text:p>
          </table:table-cell>
          <table:table-cell office:value-type="float" office:value="101.08" table:style-name="ce6">
            <text:p>101,08</text:p>
          </table:table-cell>
          <table:table-cell office:value-type="float" office:value="99.15" table:style-name="ce6">
            <text:p>99,15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2015 Q3</text:p>
          </table:table-cell>
          <table:table-cell office:value-type="float" office:value="104.01" table:style-name="ce6">
            <text:p>104,01</text:p>
          </table:table-cell>
          <table:table-cell office:value-type="float" office:value="101.34" table:style-name="ce6">
            <text:p>101,34</text:p>
          </table:table-cell>
          <table:table-cell office:value-type="float" office:value="104.53" table:style-name="ce6">
            <text:p>104,53</text:p>
          </table:table-cell>
          <table:table-cell office:value-type="float" office:value="102" table:style-name="ce6">
            <text:p>102,00</text:p>
          </table:table-cell>
          <table:table-cell office:value-type="float" office:value="105.7" table:style-name="ce6">
            <text:p>105,70</text:p>
          </table:table-cell>
          <table:table-cell table:number-columns-repeated="16378"/>
        </table:table-row>
        <table:table-row table:style-name="ro4">
          <table:table-cell office:value-type="string" table:style-name="ce10">
            <text:p>2015 Q4</text:p>
          </table:table-cell>
          <table:table-cell office:value-type="float" office:value="102.22" table:style-name="ce11">
            <text:p>102,22</text:p>
          </table:table-cell>
          <table:table-cell office:value-type="float" office:value="102.73" table:style-name="ce11">
            <text:p>102,73</text:p>
          </table:table-cell>
          <table:table-cell office:value-type="float" office:value="102.12" table:style-name="ce11">
            <text:p>102,12</text:p>
          </table:table-cell>
          <table:table-cell office:value-type="float" office:value="103.39" table:style-name="ce11">
            <text:p>103,39</text:p>
          </table:table-cell>
          <table:table-cell office:value-type="float" office:value="101.53" table:style-name="ce11">
            <text:p>101,53</text:p>
          </table:table-cell>
          <table:table-cell table:number-columns-repeated="16378"/>
        </table:table-row>
        <table:table-row table:style-name="ro4">
          <table:table-cell office:value-type="string" table:style-name="ce12">
            <text:p>Jahresdurchschnitt 2015</text:p>
          </table:table-cell>
          <table:table-cell office:value-type="float" office:value="100" table:style-name="ce13">
            <text:p>100,00</text:p>
          </table:table-cell>
          <table:table-cell office:value-type="float" office:value="100" table:style-name="ce13">
            <text:p>100,00</text:p>
          </table:table-cell>
          <table:table-cell office:value-type="float" office:value="100" table:style-name="ce13">
            <text:p>100,00</text:p>
          </table:table-cell>
          <table:table-cell office:value-type="float" office:value="100" table:style-name="ce13">
            <text:p>100,00</text:p>
          </table:table-cell>
          <table:table-cell office:value-type="float" office:value="100" table:style-name="ce13">
            <text:p>100,00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14">
            <text:p>2016 Q1</text:p>
          </table:table-cell>
          <table:table-cell office:value-type="float" office:value="106.48" table:style-name="ce7">
            <text:p>106,48</text:p>
          </table:table-cell>
          <table:table-cell office:value-type="float" office:value="101.8" table:style-name="ce7">
            <text:p>101,80</text:p>
          </table:table-cell>
          <table:table-cell office:value-type="float" office:value="107.36" table:style-name="ce7">
            <text:p>107,36</text:p>
          </table:table-cell>
          <table:table-cell office:value-type="float" office:value="104.04" table:style-name="ce7">
            <text:p>104,04</text:p>
          </table:table-cell>
          <table:table-cell office:value-type="float" office:value="108.92" table:style-name="ce7">
            <text:p>108,92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5">
            <text:p>2016 Q2</text:p>
          </table:table-cell>
          <table:table-cell office:value-type="float" office:value="108.87" table:style-name="ce6">
            <text:p>108,87</text:p>
          </table:table-cell>
          <table:table-cell office:value-type="float" office:value="102.41" table:style-name="ce6">
            <text:p>102,41</text:p>
          </table:table-cell>
          <table:table-cell office:value-type="float" office:value="110.09" table:style-name="ce6">
            <text:p>110,09</text:p>
          </table:table-cell>
          <table:table-cell office:value-type="float" office:value="107.64" table:style-name="ce6">
            <text:p>107,64</text:p>
          </table:table-cell>
          <table:table-cell office:value-type="float" office:value="111.25" table:style-name="ce6">
            <text:p>111,25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5">
            <text:p>2016 Q3</text:p>
          </table:table-cell>
          <table:table-cell office:value-type="float" office:value="109.43" table:style-name="ce6">
            <text:p>109,43</text:p>
          </table:table-cell>
          <table:table-cell office:value-type="float" office:value="105.36" table:style-name="ce6">
            <text:p>105,36</text:p>
          </table:table-cell>
          <table:table-cell office:value-type="float" office:value="110.19" table:style-name="ce6">
            <text:p>110,19</text:p>
          </table:table-cell>
          <table:table-cell office:value-type="float" office:value="109.21" table:style-name="ce6">
            <text:p>109,21</text:p>
          </table:table-cell>
          <table:table-cell office:value-type="float" office:value="110.66" table:style-name="ce6">
            <text:p>110,66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10">
            <text:p>2016 Q4</text:p>
          </table:table-cell>
          <table:table-cell office:value-type="float" office:value="109.35" table:style-name="ce11">
            <text:p>109,35</text:p>
          </table:table-cell>
          <table:table-cell office:value-type="float" office:value="105.61" table:style-name="ce11">
            <text:p>105,61</text:p>
          </table:table-cell>
          <table:table-cell office:value-type="float" office:value="110.05" table:style-name="ce11">
            <text:p>110,05</text:p>
          </table:table-cell>
          <table:table-cell office:value-type="float" office:value="108.73" table:style-name="ce11">
            <text:p>108,73</text:p>
          </table:table-cell>
          <table:table-cell office:value-type="float" office:value="110.68" table:style-name="ce11">
            <text:p>110,68</text:p>
          </table:table-cell>
          <table:table-cell table:number-columns-repeated="5" table:style-name="ce8"/>
          <table:table-cell table:number-columns-repeated="5" table:style-name="ce9"/>
          <table:table-cell table:number-columns-repeated="16368"/>
        </table:table-row>
        <table:table-row table:style-name="ro4">
          <table:table-cell office:value-type="string" table:style-name="ce12">
            <text:p>Jahresdurchschnitt 2016</text:p>
          </table:table-cell>
          <table:table-cell office:value-type="float" office:value="108.53" table:style-name="ce13">
            <text:p>108,53</text:p>
          </table:table-cell>
          <table:table-cell office:value-type="float" office:value="103.8" table:style-name="ce13">
            <text:p>103,80</text:p>
          </table:table-cell>
          <table:table-cell office:value-type="float" office:value="109.42" table:style-name="ce13">
            <text:p>109,42</text:p>
          </table:table-cell>
          <table:table-cell office:value-type="float" office:value="107.41" table:style-name="ce13">
            <text:p>107,41</text:p>
          </table:table-cell>
          <table:table-cell office:value-type="float" office:value="110.38" table:style-name="ce13">
            <text:p>110,38</text:p>
          </table:table-cell>
          <table:table-cell table:number-columns-repeated="5" table:style-name="ce8"/>
          <table:table-cell table:number-columns-repeated="5" table:style-name="ce9"/>
          <table:table-cell table:number-columns-repeated="16368"/>
        </table:table-row>
        <table:table-row table:style-name="ro4">
          <table:table-cell office:value-type="string" table:style-name="ce14">
            <text:p>2017 Q1</text:p>
          </table:table-cell>
          <table:table-cell office:value-type="float" office:value="111.54" table:style-name="ce7">
            <text:p>111,54</text:p>
          </table:table-cell>
          <table:table-cell office:value-type="float" office:value="103.61" table:style-name="ce7">
            <text:p>103,61</text:p>
          </table:table-cell>
          <table:table-cell office:value-type="float" office:value="113.79" table:style-name="ce7">
            <text:p>113,79</text:p>
          </table:table-cell>
          <table:table-cell office:value-type="float" office:value="112.76" table:style-name="ce7">
            <text:p>112,76</text:p>
          </table:table-cell>
          <table:table-cell office:value-type="float" office:value="114.18" table:style-name="ce7">
            <text:p>114,18</text:p>
          </table:table-cell>
          <table:table-cell table:number-columns-repeated="5" table:style-name="ce8"/>
          <table:table-cell table:number-columns-repeated="5" table:style-name="ce9"/>
          <table:table-cell table:number-columns-repeated="16368"/>
        </table:table-row>
        <table:table-row table:style-name="ro4">
          <table:table-cell office:value-type="string" table:style-name="ce5">
            <text:p>2017 Q2</text:p>
          </table:table-cell>
          <table:table-cell office:value-type="float" office:value="114.24" table:style-name="ce6">
            <text:p>114,24</text:p>
          </table:table-cell>
          <table:table-cell office:value-type="float" office:value="109.43" table:style-name="ce6">
            <text:p>109,43</text:p>
          </table:table-cell>
          <table:table-cell office:value-type="float" office:value="115.31" table:style-name="ce6">
            <text:p>115,31</text:p>
          </table:table-cell>
          <table:table-cell office:value-type="float" office:value="116.58" table:style-name="ce6">
            <text:p>116,58</text:p>
          </table:table-cell>
          <table:table-cell office:value-type="float" office:value="113.95" table:style-name="ce6">
            <text:p>113,95</text:p>
          </table:table-cell>
          <table:table-cell table:number-columns-repeated="5" table:style-name="ce8"/>
          <table:table-cell table:number-columns-repeated="5" table:style-name="ce9"/>
          <table:table-cell table:number-columns-repeated="16368"/>
        </table:table-row>
        <table:table-row table:style-name="ro4">
          <table:table-cell office:value-type="string" table:style-name="ce5">
            <text:p>2017 Q3</text:p>
          </table:table-cell>
          <table:table-cell office:value-type="float" office:value="114.75" table:style-name="ce6">
            <text:p>114,75</text:p>
          </table:table-cell>
          <table:table-cell office:value-type="float" office:value="113.35" table:style-name="ce6">
            <text:p>113,35</text:p>
          </table:table-cell>
          <table:table-cell office:value-type="float" office:value="114.54" table:style-name="ce6">
            <text:p>114,54</text:p>
          </table:table-cell>
          <table:table-cell office:value-type="float" office:value="117" table:style-name="ce6">
            <text:p>117,00</text:p>
          </table:table-cell>
          <table:table-cell office:value-type="float" office:value="112.29" table:style-name="ce6">
            <text:p>112,29</text:p>
          </table:table-cell>
          <table:table-cell table:number-columns-repeated="5" table:style-name="ce15"/>
          <table:table-cell table:number-columns-repeated="5" table:style-name="ce9"/>
          <table:table-cell table:number-columns-repeated="16368"/>
        </table:table-row>
        <table:table-row table:style-name="ro4">
          <table:table-cell office:value-type="string" table:style-name="ce10">
            <text:p>2017 Q4</text:p>
          </table:table-cell>
          <table:table-cell office:value-type="float" office:value="116.51" table:style-name="ce11">
            <text:p>116,51</text:p>
          </table:table-cell>
          <table:table-cell office:value-type="float" office:value="113.5" table:style-name="ce11">
            <text:p>113,50</text:p>
          </table:table-cell>
          <table:table-cell office:value-type="float" office:value="116.9" table:style-name="ce11">
            <text:p>116,90</text:p>
          </table:table-cell>
          <table:table-cell office:value-type="float" office:value="118.35" table:style-name="ce11">
            <text:p>118,35</text:p>
          </table:table-cell>
          <table:table-cell office:value-type="float" office:value="115.4" table:style-name="ce11">
            <text:p>115,40</text:p>
          </table:table-cell>
          <table:table-cell table:number-columns-repeated="5" table:style-name="ce8"/>
          <table:table-cell table:number-columns-repeated="5" table:style-name="ce9"/>
          <table:table-cell table:number-columns-repeated="16368"/>
        </table:table-row>
        <table:table-row table:style-name="ro4">
          <table:table-cell office:value-type="string" table:style-name="ce12">
            <text:p>Jahresdurchschnitt 2017</text:p>
          </table:table-cell>
          <table:table-cell office:value-type="float" office:value="114.26" table:style-name="ce13">
            <text:p>114,26</text:p>
          </table:table-cell>
          <table:table-cell office:value-type="float" office:value="109.97" table:style-name="ce13">
            <text:p>109,97</text:p>
          </table:table-cell>
          <table:table-cell office:value-type="float" office:value="115.14" table:style-name="ce13">
            <text:p>115,14</text:p>
          </table:table-cell>
          <table:table-cell office:value-type="float" office:value="116.17" table:style-name="ce13">
            <text:p>116,17</text:p>
          </table:table-cell>
          <table:table-cell office:value-type="float" office:value="113.96" table:style-name="ce13">
            <text:p>113,96</text:p>
          </table:table-cell>
          <table:table-cell table:number-columns-repeated="5" table:style-name="ce8"/>
          <table:table-cell table:number-columns-repeated="5" table:style-name="ce9"/>
          <table:table-cell table:number-columns-repeated="16368"/>
        </table:table-row>
        <table:table-row table:style-name="ro4">
          <table:table-cell office:value-type="string" table:style-name="ce14">
            <text:p>2018 Q1</text:p>
          </table:table-cell>
          <table:table-cell office:value-type="float" office:value="117.5" table:style-name="ce7">
            <text:p>117,50</text:p>
          </table:table-cell>
          <table:table-cell office:value-type="float" office:value="112.72" table:style-name="ce7">
            <text:p>112,72</text:p>
          </table:table-cell>
          <table:table-cell office:value-type="float" office:value="118.56" table:style-name="ce7">
            <text:p>118,56</text:p>
          </table:table-cell>
          <table:table-cell office:value-type="float" office:value="117.95" table:style-name="ce7">
            <text:p>117,95</text:p>
          </table:table-cell>
          <table:table-cell office:value-type="float" office:value="118.66" table:style-name="ce7">
            <text:p>118,66</text:p>
          </table:table-cell>
          <table:table-cell table:number-columns-repeated="5" table:style-name="ce8"/>
          <table:table-cell table:number-columns-repeated="5" table:style-name="ce9"/>
          <table:table-cell table:number-columns-repeated="16368"/>
        </table:table-row>
        <table:table-row table:style-name="ro4">
          <table:table-cell office:value-type="string" table:style-name="ce5">
            <text:p>2018 Q2</text:p>
          </table:table-cell>
          <table:table-cell office:value-type="float" office:value="118.51" table:style-name="ce6">
            <text:p>118,51</text:p>
          </table:table-cell>
          <table:table-cell office:value-type="float" office:value="113.56" table:style-name="ce6">
            <text:p>113,56</text:p>
          </table:table-cell>
          <table:table-cell office:value-type="float" office:value="119.63" table:style-name="ce6">
            <text:p>119,63</text:p>
          </table:table-cell>
          <table:table-cell office:value-type="float" office:value="118.42" table:style-name="ce6">
            <text:p>118,42</text:p>
          </table:table-cell>
          <table:table-cell office:value-type="float" office:value="120.2" table:style-name="ce6">
            <text:p>120,20</text:p>
          </table:table-cell>
          <table:table-cell table:number-columns-repeated="5" table:style-name="ce8"/>
          <table:table-cell table:number-columns-repeated="5" table:style-name="ce9"/>
          <table:table-cell table:number-columns-repeated="16368"/>
        </table:table-row>
        <table:table-row table:style-name="ro4">
          <table:table-cell office:value-type="string" table:style-name="ce5">
            <text:p>2018 Q3</text:p>
          </table:table-cell>
          <table:table-cell office:value-type="float" office:value="120.37" table:style-name="ce6">
            <text:p>120,37</text:p>
          </table:table-cell>
          <table:table-cell office:value-type="float" office:value="112.66" table:style-name="ce6">
            <text:p>112,66</text:p>
          </table:table-cell>
          <table:table-cell office:value-type="float" office:value="122.53" table:style-name="ce6">
            <text:p>122,53</text:p>
          </table:table-cell>
          <table:table-cell office:value-type="float" office:value="122.73" table:style-name="ce6">
            <text:p>122,73</text:p>
          </table:table-cell>
          <table:table-cell office:value-type="float" office:value="121.99" table:style-name="ce6">
            <text:p>121,99</text:p>
          </table:table-cell>
          <table:table-cell table:number-columns-repeated="5" table:style-name="ce16"/>
          <table:table-cell table:number-columns-repeated="5" table:style-name="ce9"/>
          <table:table-cell table:number-columns-repeated="16368"/>
        </table:table-row>
        <table:table-row table:style-name="ro4">
          <table:table-cell office:value-type="string" table:style-name="ce10">
            <text:p>2018 Q4</text:p>
          </table:table-cell>
          <table:table-cell office:value-type="float" office:value="122.18" table:style-name="ce11">
            <text:p>122,18</text:p>
          </table:table-cell>
          <table:table-cell office:value-type="float" office:value="115.23" table:style-name="ce11">
            <text:p>115,23</text:p>
          </table:table-cell>
          <table:table-cell office:value-type="float" office:value="124.04" table:style-name="ce11">
            <text:p>124,04</text:p>
          </table:table-cell>
          <table:table-cell office:value-type="float" office:value="123.48" table:style-name="ce11">
            <text:p>123,48</text:p>
          </table:table-cell>
          <table:table-cell office:value-type="float" office:value="124.09" table:style-name="ce11">
            <text:p>124,09</text:p>
          </table:table-cell>
          <table:table-cell table:number-columns-repeated="5" table:style-name="ce8"/>
          <table:table-cell table:number-columns-repeated="5" table:style-name="ce9"/>
          <table:table-cell table:number-columns-repeated="16368"/>
        </table:table-row>
        <table:table-row table:style-name="ro4">
          <table:table-cell office:value-type="string" table:style-name="ce12">
            <text:p>Jahresdurchschnitt 2018</text:p>
          </table:table-cell>
          <table:table-cell office:value-type="float" office:value="119.64" table:style-name="ce13">
            <text:p>119,64</text:p>
          </table:table-cell>
          <table:table-cell office:value-type="float" office:value="113.54" table:style-name="ce13">
            <text:p>113,54</text:p>
          </table:table-cell>
          <table:table-cell office:value-type="float" office:value="121.19" table:style-name="ce13">
            <text:p>121,19</text:p>
          </table:table-cell>
          <table:table-cell office:value-type="float" office:value="120.65" table:style-name="ce13">
            <text:p>120,65</text:p>
          </table:table-cell>
          <table:table-cell office:value-type="float" office:value="121.24" table:style-name="ce13">
            <text:p>121,24</text:p>
          </table:table-cell>
          <table:table-cell table:number-columns-repeated="5" table:style-name="ce8"/>
          <table:table-cell table:number-columns-repeated="5" table:style-name="ce9"/>
          <table:table-cell table:number-columns-repeated="16368"/>
        </table:table-row>
        <table:table-row table:style-name="ro4">
          <table:table-cell office:value-type="string" table:style-name="ce14">
            <text:p>2019 Q1</text:p>
          </table:table-cell>
          <table:table-cell office:value-type="float" office:value="122.38" table:style-name="ce7">
            <text:p>122,38</text:p>
          </table:table-cell>
          <table:table-cell office:value-type="float" office:value="114.96" table:style-name="ce7">
            <text:p>114,96</text:p>
          </table:table-cell>
          <table:table-cell office:value-type="float" office:value="124.43" table:style-name="ce7">
            <text:p>124,43</text:p>
          </table:table-cell>
          <table:table-cell office:value-type="float" office:value="122.85" table:style-name="ce7">
            <text:p>122,85</text:p>
          </table:table-cell>
          <table:table-cell office:value-type="float" office:value="125.32" table:style-name="ce7">
            <text:p>125,32</text:p>
          </table:table-cell>
          <table:table-cell table:number-columns-repeated="5" table:style-name="ce8"/>
          <table:table-cell table:number-columns-repeated="5" table:style-name="ce9"/>
          <table:table-cell table:number-columns-repeated="16368"/>
        </table:table-row>
        <table:table-row table:style-name="ro4">
          <table:table-cell office:value-type="string" table:style-name="ce5">
            <text:p>2019 Q2</text:p>
          </table:table-cell>
          <table:table-cell office:value-type="float" office:value="126.4" table:style-name="ce6">
            <text:p>126,40</text:p>
          </table:table-cell>
          <table:table-cell office:value-type="float" office:value="119.62" table:style-name="ce6">
            <text:p>119,62</text:p>
          </table:table-cell>
          <table:table-cell office:value-type="float" office:value="128.16" table:style-name="ce6">
            <text:p>128,16</text:p>
          </table:table-cell>
          <table:table-cell office:value-type="float" office:value="123.98" table:style-name="ce6">
            <text:p>123,98</text:p>
          </table:table-cell>
          <table:table-cell office:value-type="float" office:value="131.16999999999999" table:style-name="ce6">
            <text:p>131,17</text:p>
          </table:table-cell>
          <table:table-cell table:number-columns-repeated="5" table:style-name="ce8"/>
          <table:table-cell table:number-columns-repeated="5" table:style-name="ce9"/>
          <table:table-cell table:number-columns-repeated="16368"/>
        </table:table-row>
        <table:table-row table:style-name="ro4">
          <table:table-cell office:value-type="string" table:style-name="ce5">
            <text:p>2019 Q3</text:p>
          </table:table-cell>
          <table:table-cell office:value-type="float" office:value="127.81" table:style-name="ce6">
            <text:p>127,81</text:p>
          </table:table-cell>
          <table:table-cell office:value-type="float" office:value="122.27" table:style-name="ce6">
            <text:p>122,27</text:p>
          </table:table-cell>
          <table:table-cell office:value-type="float" office:value="129.05000000000001" table:style-name="ce6">
            <text:p>129,05</text:p>
          </table:table-cell>
          <table:table-cell office:value-type="float" office:value="127.57" table:style-name="ce6">
            <text:p>127,57</text:p>
          </table:table-cell>
          <table:table-cell office:value-type="float" office:value="129.84" table:style-name="ce6">
            <text:p>129,84</text:p>
          </table:table-cell>
          <table:table-cell table:number-columns-repeated="5" table:style-name="ce16"/>
          <table:table-cell table:number-columns-repeated="5" table:style-name="ce9"/>
          <table:table-cell table:number-columns-repeated="16368"/>
        </table:table-row>
        <table:table-row table:style-name="ro4">
          <table:table-cell office:value-type="string" table:style-name="ce10">
            <text:p>2019 Q4</text:p>
          </table:table-cell>
          <table:table-cell office:value-type="float" office:value="129.81" table:style-name="ce11">
            <text:p>129,81</text:p>
          </table:table-cell>
          <table:table-cell office:value-type="float" office:value="124.55" table:style-name="ce11">
            <text:p>124,55</text:p>
          </table:table-cell>
          <table:table-cell office:value-type="float" office:value="130.91999999999999" table:style-name="ce11">
            <text:p>130,92</text:p>
          </table:table-cell>
          <table:table-cell office:value-type="float" office:value="130.25" table:style-name="ce11">
            <text:p>130,25</text:p>
          </table:table-cell>
          <table:table-cell office:value-type="float" office:value="131.03" table:style-name="ce11">
            <text:p>131,03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12">
            <text:p>Jahresdurchschnitt 2019</text:p>
          </table:table-cell>
          <table:table-cell office:value-type="float" office:value="126.6" table:style-name="ce13">
            <text:p>126,60</text:p>
          </table:table-cell>
          <table:table-cell office:value-type="float" office:value="120.35" table:style-name="ce13">
            <text:p>120,35</text:p>
          </table:table-cell>
          <table:table-cell office:value-type="float" office:value="128.13999999999999" table:style-name="ce13">
            <text:p>128,14</text:p>
          </table:table-cell>
          <table:table-cell office:value-type="float" office:value="126.16" table:style-name="ce13">
            <text:p>126,16</text:p>
          </table:table-cell>
          <table:table-cell office:value-type="float" office:value="129.34" table:style-name="ce13">
            <text:p>129,34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5">
            <text:p>2020 Q1</text:p>
          </table:table-cell>
          <table:table-cell office:value-type="float" office:value="131.85" table:style-name="ce6">
            <text:p>131,85</text:p>
          </table:table-cell>
          <table:table-cell office:value-type="float" office:value="125.17" table:style-name="ce6">
            <text:p>125,17</text:p>
          </table:table-cell>
          <table:table-cell office:value-type="float" office:value="133.47" table:style-name="ce6">
            <text:p>133,47</text:p>
          </table:table-cell>
          <table:table-cell office:value-type="float" office:value="131.5" table:style-name="ce6">
            <text:p>131,50</text:p>
          </table:table-cell>
          <table:table-cell office:value-type="float" office:value="134.6" table:style-name="ce6">
            <text:p>134,60</text:p>
          </table:table-cell>
          <table:table-cell table:number-columns-repeated="9" table:style-name="ce21"/>
          <table:table-cell table:style-name="ce9"/>
          <table:table-cell table:number-columns-repeated="16368"/>
        </table:table-row>
        <table:table-row table:style-name="ro4">
          <table:table-cell office:value-type="string" table:style-name="ce5">
            <text:p>2020 Q2</text:p>
          </table:table-cell>
          <table:table-cell office:value-type="float" office:value="135.02000000000001" table:style-name="ce6">
            <text:p>135,02</text:p>
          </table:table-cell>
          <table:table-cell office:value-type="float" office:value="128.66999999999999" table:style-name="ce6">
            <text:p>128,67</text:p>
          </table:table-cell>
          <table:table-cell office:value-type="float" office:value="136.5" table:style-name="ce6">
            <text:p>136,50</text:p>
          </table:table-cell>
          <table:table-cell office:value-type="float" office:value="137.26" table:style-name="ce6">
            <text:p>137,26</text:p>
          </table:table-cell>
          <table:table-cell office:value-type="float" office:value="135.47" table:style-name="ce6">
            <text:p>135,47</text:p>
          </table:table-cell>
          <table:table-cell table:number-columns-repeated="9" table:style-name="ce21"/>
          <table:table-cell table:style-name="ce9"/>
          <table:table-cell table:number-columns-repeated="16368"/>
        </table:table-row>
        <table:table-row table:style-name="ro4">
          <table:table-cell office:value-type="string" table:style-name="ce5">
            <text:p>2020 Q3</text:p>
          </table:table-cell>
          <table:table-cell office:value-type="float" office:value="138.71" table:style-name="ce6">
            <text:p>138,71</text:p>
          </table:table-cell>
          <table:table-cell office:value-type="float" office:value="129.9" table:style-name="ce6">
            <text:p>129,90</text:p>
          </table:table-cell>
          <table:table-cell office:value-type="float" office:value="141.06" table:style-name="ce6">
            <text:p>141,06</text:p>
          </table:table-cell>
          <table:table-cell office:value-type="float" office:value="140.80000000000001" table:style-name="ce6">
            <text:p>140,80</text:p>
          </table:table-cell>
          <table:table-cell office:value-type="float" office:value="140.82" table:style-name="ce6">
            <text:p>140,82</text:p>
          </table:table-cell>
          <table:table-cell table:number-columns-repeated="9" table:style-name="ce21"/>
          <table:table-cell table:style-name="ce9"/>
          <table:table-cell table:number-columns-repeated="16368"/>
        </table:table-row>
        <table:table-row table:style-name="ro4">
          <table:table-cell office:value-type="string" table:style-name="ce5">
            <text:p>2020 Q4</text:p>
          </table:table-cell>
          <table:table-cell office:value-type="float" office:value="139.66" table:style-name="ce6">
            <text:p>139,66</text:p>
          </table:table-cell>
          <table:table-cell office:value-type="float" office:value="129.06" table:style-name="ce6">
            <text:p>129,06</text:p>
          </table:table-cell>
          <table:table-cell office:value-type="float" office:value="142.63999999999999" table:style-name="ce6">
            <text:p>142,64</text:p>
          </table:table-cell>
          <table:table-cell office:value-type="float" office:value="141.76" table:style-name="ce6">
            <text:p>141,76</text:p>
          </table:table-cell>
          <table:table-cell office:value-type="float" office:value="142.88" table:style-name="ce6">
            <text:p>142,88</text:p>
          </table:table-cell>
          <table:table-cell table:number-columns-repeated="9" table:style-name="ce21"/>
          <table:table-cell table:style-name="ce9"/>
          <table:table-cell table:number-columns-repeated="16368"/>
        </table:table-row>
        <table:table-row table:style-name="ro4">
          <table:table-cell office:value-type="string" table:style-name="ce12">
            <text:p>Jahresdurchschnitt 2020</text:p>
          </table:table-cell>
          <table:table-cell office:value-type="float" office:value="136.31" table:style-name="ce13">
            <text:p>136,31</text:p>
          </table:table-cell>
          <table:table-cell office:value-type="float" office:value="128.19999999999999" table:style-name="ce13">
            <text:p>128,20</text:p>
          </table:table-cell>
          <table:table-cell office:value-type="float" office:value="138.41999999999999" table:style-name="ce13">
            <text:p>138,42</text:p>
          </table:table-cell>
          <table:table-cell office:value-type="float" office:value="137.83000000000001" table:style-name="ce13">
            <text:p>137,83</text:p>
          </table:table-cell>
          <table:table-cell office:value-type="float" office:value="138.44" table:style-name="ce7">
            <text:p>138,44</text:p>
          </table:table-cell>
          <table:table-cell table:number-columns-repeated="8" table:style-name="ce21"/>
          <table:table-cell table:style-name="ce22"/>
          <table:table-cell table:style-name="ce9"/>
          <table:table-cell table:number-columns-repeated="16368"/>
        </table:table-row>
        <table:table-row table:style-name="ro4">
          <table:table-cell office:value-type="string" table:style-name="ce14">
            <text:p>2021 Q1</text:p>
          </table:table-cell>
          <table:table-cell office:value-type="float" office:value="144.69999999999999" table:style-name="ce7">
            <text:p>144,70</text:p>
          </table:table-cell>
          <table:table-cell office:value-type="float" office:value="129.06" table:style-name="ce7">
            <text:p>129,06</text:p>
          </table:table-cell>
          <table:table-cell office:value-type="float" office:value="149.83000000000001" table:style-name="ce7">
            <text:p>149,83</text:p>
          </table:table-cell>
          <table:table-cell office:value-type="float" office:value="147.4" table:style-name="ce7">
            <text:p>147,40</text:p>
          </table:table-cell>
          <table:table-cell office:value-type="float" office:value="151.25" table:style-name="ce7">
            <text:p>151,25</text:p>
          </table:table-cell>
          <table:table-cell table:number-columns-repeated="5" table:style-name="ce23"/>
          <table:table-cell table:number-columns-repeated="2" table:style-name="ce8"/>
          <table:table-cell table:style-name="ce21"/>
          <table:table-cell table:number-columns-repeated="16370" table:style-name="ce2"/>
        </table:table-row>
        <table:table-row table:style-name="ro4">
          <table:table-cell office:value-type="string" table:style-name="ce5">
            <text:p>2021 Q2</text:p>
          </table:table-cell>
          <table:table-cell office:value-type="float" office:value="150.94999999999999" table:style-name="ce6">
            <text:p>150,95</text:p>
          </table:table-cell>
          <table:table-cell office:value-type="float" office:value="135.12" table:style-name="ce6">
            <text:p>135,12</text:p>
          </table:table-cell>
          <table:table-cell office:value-type="float" office:value="156.08000000000001" table:style-name="ce6">
            <text:p>156,08</text:p>
          </table:table-cell>
          <table:table-cell office:value-type="float" office:value="153.15" table:style-name="ce6">
            <text:p>153,15</text:p>
          </table:table-cell>
          <table:table-cell office:value-type="float" office:value="157.88999999999999" table:style-name="ce6">
            <text:p>157,89</text:p>
          </table:table-cell>
          <table:table-cell table:number-columns-repeated="5" table:style-name="ce23"/>
          <table:table-cell table:number-columns-repeated="2" table:style-name="ce8"/>
          <table:table-cell table:style-name="ce21"/>
          <table:table-cell table:number-columns-repeated="16370" table:style-name="ce2"/>
        </table:table-row>
        <table:table-row table:style-name="ro4">
          <table:table-cell office:value-type="string" table:style-name="ce5">
            <text:p>2021 Q3</text:p>
          </table:table-cell>
          <table:table-cell office:value-type="float" office:value="156.26" table:style-name="ce6">
            <text:p>156,26</text:p>
          </table:table-cell>
          <table:table-cell office:value-type="float" office:value="140.85" table:style-name="ce6">
            <text:p>140,85</text:p>
          </table:table-cell>
          <table:table-cell office:value-type="float" office:value="161.13999999999999" table:style-name="ce6">
            <text:p>161,14</text:p>
          </table:table-cell>
          <table:table-cell office:value-type="float" office:value="158.38" table:style-name="ce6">
            <text:p>158,38</text:p>
          </table:table-cell>
          <table:table-cell office:value-type="float" office:value="162.80000000000001" table:style-name="ce6">
            <text:p>162,80</text:p>
          </table:table-cell>
          <table:table-cell table:number-columns-repeated="5" table:style-name="ce23"/>
          <table:table-cell table:number-columns-repeated="2" table:style-name="ce8"/>
          <table:table-cell table:style-name="ce21"/>
          <table:table-cell table:number-columns-repeated="16370" table:style-name="ce2"/>
        </table:table-row>
        <table:table-row table:style-name="ro4">
          <table:table-cell office:value-type="string" table:style-name="ce5">
            <text:p>2021 Q4</text:p>
          </table:table-cell>
          <table:table-cell office:value-type="float" office:value="161.13999999999999" table:style-name="ce6">
            <text:p>161,14</text:p>
          </table:table-cell>
          <table:table-cell office:value-type="float" office:value="144.78" table:style-name="ce6">
            <text:p>144,78</text:p>
          </table:table-cell>
          <table:table-cell office:value-type="float" office:value="166.38" table:style-name="ce6">
            <text:p>166,38</text:p>
          </table:table-cell>
          <table:table-cell office:value-type="float" office:value="162.94" table:style-name="ce6">
            <text:p>162,94</text:p>
          </table:table-cell>
          <table:table-cell office:value-type="float" office:value="168.55" table:style-name="ce6">
            <text:p>168,55</text:p>
          </table:table-cell>
          <table:table-cell table:number-columns-repeated="5" table:style-name="ce23"/>
          <table:table-cell table:number-columns-repeated="2" table:style-name="ce8"/>
          <table:table-cell table:style-name="ce21"/>
          <table:table-cell table:number-columns-repeated="16370" table:style-name="ce2"/>
        </table:table-row>
        <table:table-row table:style-name="ro4">
          <table:table-cell office:value-type="string" table:style-name="ce12">
            <text:p>Jahresdurchschnitt 2021</text:p>
          </table:table-cell>
          <table:table-cell office:value-type="float" office:value="153.26" table:style-name="ce13">
            <text:p>153,26</text:p>
          </table:table-cell>
          <table:table-cell office:value-type="float" office:value="137.44999999999999" table:style-name="ce13">
            <text:p>137,45</text:p>
          </table:table-cell>
          <table:table-cell office:value-type="float" office:value="158.36000000000001" table:style-name="ce13">
            <text:p>158,36</text:p>
          </table:table-cell>
          <table:table-cell office:value-type="float" office:value="155.47" table:style-name="ce13">
            <text:p>155,47</text:p>
          </table:table-cell>
          <table:table-cell office:value-type="float" office:value="160.12" table:style-name="ce7">
            <text:p>160,12</text:p>
          </table:table-cell>
          <table:table-cell table:number-columns-repeated="5" table:style-name="ce23"/>
          <table:table-cell table:number-columns-repeated="2" table:style-name="ce8"/>
          <table:table-cell table:style-name="ce21"/>
          <table:table-cell table:number-columns-repeated="16370" table:style-name="ce2"/>
        </table:table-row>
        <table:table-row table:style-name="ro4">
          <table:table-cell office:value-type="string" table:style-name="ce14">
            <text:p>2022 Q1</text:p>
          </table:table-cell>
          <table:table-cell office:value-type="float" office:value="165.94" table:style-name="ce7">
            <text:p>165,94</text:p>
          </table:table-cell>
          <table:table-cell office:value-type="float" office:value="149.22" table:style-name="ce7">
            <text:p>149,22</text:p>
          </table:table-cell>
          <table:table-cell office:value-type="float" office:value="171.27" table:style-name="ce7">
            <text:p>171,27</text:p>
          </table:table-cell>
          <table:table-cell office:value-type="float" office:value="168.54" table:style-name="ce7">
            <text:p>168,54</text:p>
          </table:table-cell>
          <table:table-cell office:value-type="float" office:value="172.84" table:style-name="ce7">
            <text:p>172,84</text:p>
          </table:table-cell>
          <table:table-cell table:number-columns-repeated="5" table:style-name="ce23"/>
          <table:table-cell table:number-columns-repeated="2" table:style-name="ce8"/>
          <table:table-cell table:style-name="ce21"/>
          <table:table-cell table:number-columns-repeated="2" table:style-name="ce2"/>
          <table:table-cell table:number-columns-repeated="16368" table:style-name="ce1"/>
        </table:table-row>
        <table:table-row table:style-name="ro4">
          <table:table-cell office:value-type="string" table:style-name="ce5">
            <text:p>2022 Q2</text:p>
          </table:table-cell>
          <table:table-cell office:value-type="float" office:value="169.63" table:style-name="ce6">
            <text:p>169,63</text:p>
          </table:table-cell>
          <table:table-cell office:value-type="float" office:value="154" table:style-name="ce6">
            <text:p>154,00</text:p>
          </table:table-cell>
          <table:table-cell office:value-type="float" office:value="174.33" table:style-name="ce6">
            <text:p>174,33</text:p>
          </table:table-cell>
          <table:table-cell office:value-type="float" office:value="170.09" table:style-name="ce6">
            <text:p>170,09</text:p>
          </table:table-cell>
          <table:table-cell office:value-type="float" office:value="177.12" table:style-name="ce6">
            <text:p>177,12</text:p>
          </table:table-cell>
          <table:table-cell table:number-columns-repeated="5" table:style-name="ce23"/>
          <table:table-cell table:number-columns-repeated="2" table:style-name="ce8"/>
          <table:table-cell table:style-name="ce21"/>
          <table:table-cell table:number-columns-repeated="2" table:style-name="ce2"/>
          <table:table-cell table:number-columns-repeated="16368" table:style-name="ce1"/>
        </table:table-row>
        <table:table-row table:style-name="ro5">
          <table:table-cell office:value-type="string" table:number-columns-spanned="6" table:number-rows-spanned="1" table:style-name="ce20">
            <text:p>Q: STATISTIK AUSTRIA. Erstellt am 23.09.2022 - Der letzte Indexstand gilt bis zur Publikation des Indexwertes des folgenden Quartals als vorläufiges Ergebnis.</text:p>
          </table:table-cell>
          <table:covered-table-cell table:number-columns-repeated="5"/>
          <table:table-cell table:number-columns-repeated="10" table:style-name="ce2"/>
          <table:table-cell table:number-columns-repeated="16368" table:style-name="ce1"/>
        </table:table-row>
        <table:table-row table:number-rows-repeated="2" table:style-name="ro6">
          <table:table-cell table:number-columns-repeated="16384"/>
        </table:table-row>
        <table:table-row table:number-rows-repeated="2" table:style-name="ro6">
          <table:table-cell table:style-name="ce2"/>
          <table:table-cell table:number-columns-repeated="5" table:style-name="ce9"/>
          <table:table-cell table:number-columns-repeated="10" table:style-name="ce2"/>
          <table:table-cell table:number-columns-repeated="16368" table:style-name="ce1"/>
        </table:table-row>
        <table:table-row table:style-name="ro6">
          <table:table-cell table:number-columns-repeated="16384"/>
        </table:table-row>
        <table:table-row table:number-rows-repeated="2" table:style-name="ro6">
          <table:table-cell table:style-name="ce2"/>
          <table:table-cell table:style-name="ce9"/>
          <table:table-cell table:number-columns-repeated="14" table:style-name="ce2"/>
          <table:table-cell table:number-columns-repeated="16368" table:style-name="ce1"/>
        </table:table-row>
        <table:table-row table:style-name="ro6">
          <table:table-cell table:number-columns-repeated="16384"/>
        </table:table-row>
        <table:table-row table:style-name="ro6">
          <table:table-cell table:style-name="ce2"/>
          <table:table-cell table:style-name="ce17"/>
          <table:table-cell table:number-columns-repeated="14" table:style-name="ce2"/>
          <table:table-cell table:number-columns-repeated="16368" table:style-name="ce1"/>
        </table:table-row>
        <table:table-row table:number-rows-repeated="1048501" table:style-name="ro6">
          <table:table-cell table:number-columns-repeated="16384"/>
        </table:table-row>
      </table:table>
      <table:table table:name="HPI_Revisionen" table:style-name="ta2"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8" table:number-columns-repeated="2" table:default-cell-style-name="ce25"/>
        <table:table-column table:style-name="co9" table:default-cell-style-name="ce25"/>
        <table:table-column table:style-name="co8" table:number-columns-repeated="16377" table:default-cell-style-name="ce25"/>
        <table:table-row table:style-name="ro8">
          <table:table-cell office:value-type="string" table:style-name="ce24">
            <text:p>Außerordentliche Revisionen - Häuserpreisindex</text:p>
          </table:table-cell>
          <table:table-cell table:style-name="ce24"/>
          <table:table-cell table:number-columns-repeated="16382" table:style-name="ce25"/>
        </table:table-row>
        <table:table-row table:style-name="ro9">
          <table:table-cell office:value-type="string" table:number-columns-spanned="1" table:number-rows-spanned="2" table:style-name="ce32">
            <text:p>Basis</text:p>
          </table:table-cell>
          <table:table-cell office:value-type="string" table:number-columns-spanned="1" table:number-rows-spanned="2" table:style-name="ce32">
            <text:p>Revisionsdatum</text:p>
          </table:table-cell>
          <table:table-cell office:value-type="string" table:number-columns-spanned="1" table:number-rows-spanned="2" table:style-name="ce32">
            <text:p>Indexposition</text:p>
          </table:table-cell>
          <table:table-cell office:value-type="string" table:number-columns-spanned="1" table:number-rows-spanned="2" table:style-name="ce32">
            <text:p>Feld</text:p>
          </table:table-cell>
          <table:table-cell office:value-type="string" table:number-columns-spanned="2" table:number-rows-spanned="1" table:style-name="ce32">
            <text:p>Wert</text:p>
          </table:table-cell>
          <table:covered-table-cell/>
          <table:table-cell office:value-type="string" table:number-columns-spanned="1" table:number-rows-spanned="2" table:style-name="ce32">
            <text:p>Begründung</text:p>
          </table:table-cell>
          <table:table-cell table:number-columns-repeated="16377"/>
        </table:table-row>
        <table:table-row table:style-name="ro9">
          <table:covered-table-cell/>
          <table:covered-table-cell/>
          <table:covered-table-cell/>
          <table:covered-table-cell/>
          <table:table-cell office:value-type="string" table:style-name="ce26">
            <text:p>Alt</text:p>
          </table:table-cell>
          <table:table-cell office:value-type="string" table:style-name="ce26">
            <text:p>Neu</text:p>
          </table:table-cell>
          <table:covered-table-cell/>
          <table:table-cell table:number-columns-repeated="16377"/>
        </table:table-row>
        <table:table-row table:style-name="ro9">
          <table:table-cell office:value-type="float" office:value="2010" table:style-name="ce27">
            <text:p>2010</text:p>
          </table:table-cell>
          <table:table-cell office:value-type="date" office:date-value="2020-06-29T00:00:00" table:style-name="ce28">
            <text:p>29.06.2020</text:p>
          </table:table-cell>
          <table:table-cell office:value-type="string" table:style-name="ce29">
            <text:p>H11</text:p>
          </table:table-cell>
          <table:table-cell office:value-type="string" table:style-name="ce29">
            <text:p>Jahresdurchschnitt 2017</text:p>
          </table:table-cell>
          <table:table-cell office:value-type="float" office:value="141.86000000000001" table:style-name="ce13">
            <text:p>141,86</text:p>
          </table:table-cell>
          <table:table-cell office:value-type="float" office:value="141.87" table:style-name="ce13">
            <text:p>141,87</text:p>
          </table:table-cell>
          <table:table-cell office:value-type="string" table:style-name="ce30">
            <text:p>Kaufmännische Rundung</text:p>
          </table:table-cell>
          <table:table-cell table:number-columns-repeated="16377"/>
        </table:table-row>
        <table:table-row table:number-rows-repeated="12" table:style-name="ro9">
          <table:table-cell table:style-name="ce31"/>
          <table:table-cell table:number-columns-repeated="16383" table:style-name="ce25"/>
        </table:table-row>
        <table:table-row table:style-name="ro9">
          <table:table-cell table:style-name="ce31"/>
          <table:table-cell table:number-columns-repeated="16383"/>
        </table:table-row>
        <table:table-row table:number-rows-repeated="1048559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6">
      <number:number number:decimal-places="3" number:min-integer-digits="1"/>
    </number:number-style>
    <number:date-style style:name="N37">
      <number:day number:style="long"/>
      <number:text>.</number:text>
      <number:month number:style="long"/>
      <number:text>.</number:text>
      <number:year number:style="long"/>
    </number:date-style>
    <number:number-style style:name="N38">
      <number:number number:decimal-places="1" number:min-integer-digits="1"/>
    </number:number-style>
    <style:style style:name="Prozent_32_2" style:display-name="Prozent 2" style:family="table-cell" style:data-style-name="N13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andard_32_2" style:display-name="Standard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8pt" style:font-size-asian="8pt" style:font-size-complex="8pt"/>
    </style:style>
    <style:style style:name="Standard_32_2_32_2" style:display-name="Standard 2 2" style:family="table-cell" style:data-style-name="N0">
      <style:table-cell-properties style:vertical-align="automatic" fo:background-color="transparent"/>
    </style:style>
    <style:style style:name="Standard_32_2_32_4" style:display-name="Standard 2 4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Standard_32_3" style:display-name="Standard 3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Standard_32_4" style:display-name="Standard 4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>HOFBAUER Stefan</dc:creator>
    <meta:creation-date>2006-09-16T00:00:00Z</meta:creation-date>
    <dc:date>2022-09-07T08:30:37Z</dc:date>
    <meta:editing-duration>PT0S</meta:editing-duration>
  </office:meta>
</office:document-meta>
</file>